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1.688cm"/>
    </style:style>
    <style:style style:name="co13" style:family="table-column">
      <style:table-column-properties fo:break-before="auto" style:column-width="3.295cm"/>
    </style:style>
    <style:style style:name="co14" style:family="table-column">
      <style:table-column-properties fo:break-before="auto" style:column-width="3.431cm"/>
    </style:style>
    <style:style style:name="co15" style:family="table-column">
      <style:table-column-properties fo:break-before="auto" style:column-width="2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ff0000" style:font-name="Liberation Sans" fo:font-weight="bold" style:font-weight-asian="bold" style:font-weight-complex="bold"/>
    </style:style>
    <style:style style:name="ce9" style:family="table-cell" style:parent-style-name="Default">
      <style:text-properties fo:color="#ff0000" style:font-name="Liberation Sans"/>
    </style:style>
    <style:style style:name="ce4" style:family="table-cell" style:parent-style-name="Default">
      <style:text-properties fo:color="#808080" style:font-name="Liberation Sans" fo:font-weight="bold" style:font-weight-asian="bold" style:font-weight-complex="bold"/>
    </style:style>
    <style:style style:name="ce5" style:family="table-cell" style:parent-style-name="Default">
      <style:text-properties fo:color="#808080" style:font-name="Liberation Sans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4000" style:font-name="Liberation Sans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4000" style:font-name="Liberation Sans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style:font-name="Liberation Sans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style:font-name="Liberation Sans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55269" style:font-name="Liberation Sans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55269" style:font-name="Liberation 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27622" style:font-name="Liberation Sans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27622" style:font-name="Liberation Sans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b277d" style:font-name="Liberation Sans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b277d" style:font-name="Liberation 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acb20c" style:font-name="Liberation Sans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acb20c" style:font-name="Liberation Sans"/>
    </style:style>
    <style:style style:name="ce50" style:family="table-cell" style:parent-style-name="Default">
      <style:table-cell-properties fo:background-color="transparent"/>
      <style:text-properties style:font-name="Liberation Sans"/>
    </style:style>
    <style:style style:name="ce51" style:family="table-cell" style:parent-style-name="Default">
      <style:table-cell-properties fo:background-color="#e16173"/>
      <style:text-properties style:font-name="Liberation Sans"/>
    </style:style>
    <style:style style:name="ce52" style:family="table-cell" style:parent-style-name="Default">
      <style:table-cell-properties fo:background-color="#ffa6a6"/>
      <style:text-properties style:font-name="Liberation Sans"/>
    </style:style>
    <style:style style:name="ce53" style:family="table-cell" style:parent-style-name="Default">
      <style:table-cell-properties fo:background-color="#b7b3ca"/>
      <style:text-properties style:font-name="Liberation Sans"/>
    </style:style>
    <style:style style:name="ce54" style:family="table-cell" style:parent-style-name="Default">
      <style:table-cell-properties fo:background-color="#b3cac7"/>
      <style:text-properties style:font-name="Liberation Sans"/>
    </style:style>
    <style:style style:name="ce55" style:family="table-cell" style:parent-style-name="Default">
      <style:table-cell-properties fo:background-color="#ffffa6"/>
      <style:text-properties style:font-name="Liberation Sans"/>
    </style:style>
    <style:style style:name="ce56" style:family="table-cell" style:parent-style-name="Default">
      <style:table-cell-properties fo:background-color="#bf819e"/>
      <style:text-properties style:font-name="Liberation Sans"/>
    </style:style>
    <style:style style:name="ce57" style:family="table-cell" style:parent-style-name="Default">
      <style:table-cell-properties fo:background-color="#ffb66c"/>
      <style:text-properties style:font-name="Liberation Sans"/>
    </style:style>
    <style:style style:name="ce58" style:family="table-cell" style:parent-style-name="Default">
      <style:table-cell-properties fo:background-color="#ffe994"/>
      <style:text-properties style:font-name="Liberation Sans"/>
    </style:style>
    <style:style style:name="ce59" style:family="table-cell" style:parent-style-name="Default">
      <style:table-cell-properties fo:background-color="#afd095"/>
      <style:text-properties style:font-name="Liberation Sans"/>
    </style:style>
    <style:style style:name="ce60" style:family="table-cell" style:parent-style-name="Default">
      <style:table-cell-properties fo:background-color="#e8f2a1"/>
      <style:text-properties style:font-name="Liberation Sans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9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" style:family="table-cell" style:parent-style-name="Default">
      <style:table-cell-properties fo:background-color="#81d41a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2" style:family="table-cell" style:parent-style-name="Default">
      <style:table-cell-properties fo:background-color="#158466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3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4" style:family="table-cell" style:parent-style-name="Default">
      <style:table-cell-properties fo:background-color="#55308d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5" style:family="table-cell" style:parent-style-name="Default">
      <style:table-cell-properties fo:background-color="#80008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6" style:family="table-cell" style:parent-style-name="Default">
      <style:table-cell-properties fo:background-color="#bf0041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8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9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9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5"/>
        <table:table-column table:style-name="co10" table:default-cell-style-name="ce27"/>
        <table:table-column table:style-name="co11" table:default-cell-style-name="ce29"/>
        <table:table-column table:style-name="co4" table:default-cell-style-name="ce31"/>
        <table:table-column table:style-name="co12" table:default-cell-style-name="ce33"/>
        <table:table-column table:style-name="co3" table:default-cell-style-name="ce35"/>
        <table:table-column table:style-name="co12" table:default-cell-style-name="ce37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4" table:default-cell-style-name="ce38"/>
        <table:table-column table:style-name="co4" table:number-columns-repeated="16361" table:default-cell-style-name="ce2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NIVEAU</text:p>
          </table:table-cell>
          <table:table-cell table:style-name="ce1" office:value-type="string" calcext:value-type="string">
            <text:p>STRENGTH</text:p>
          </table:table-cell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AGILITY</text:p>
          </table:table-cell>
          <table:table-cell table:style-name="ce1" office:value-type="string" calcext:value-type="string">
            <text:p>VITALITY</text:p>
          </table:table-cell>
          <table:table-cell table:style-name="ce1" office:value-type="string" calcext:value-type="string">
            <text:p>WILLPOWER</text:p>
          </table:table-cell>
          <table:table-cell table:style-name="ce4" office:value-type="string" calcext:value-type="string">
            <text:p>CHECK STATS</text:p>
          </table:table-cell>
          <table:table-cell table:style-name="ce26" office:value-type="string" calcext:value-type="string">
            <text:p>FIRE</text:p>
          </table:table-cell>
          <table:table-cell table:style-name="ce28" office:value-type="string" calcext:value-type="string">
            <text:p>ICE</text:p>
          </table:table-cell>
          <table:table-cell table:style-name="ce30" office:value-type="string" calcext:value-type="string">
            <text:p>LIGHTNING</text:p>
          </table:table-cell>
          <table:table-cell table:style-name="ce32" office:value-type="string" calcext:value-type="string">
            <text:p>EARTH</text:p>
          </table:table-cell>
          <table:table-cell table:style-name="ce34" office:value-type="string" calcext:value-type="string">
            <text:p>DARK</text:p>
          </table:table-cell>
          <table:table-cell table:style-name="ce36" office:value-type="string" calcext:value-type="string">
            <text:p>HOLY</text:p>
          </table:table-cell>
          <table:table-cell table:style-name="ce1" office:value-type="string" calcext:value-type="string">
            <text:p>SPELL 1</text:p>
          </table:table-cell>
          <table:table-cell table:style-name="ce1" office:value-type="string" calcext:value-type="string">
            <text:p>SPELL 2</text:p>
          </table:table-cell>
          <table:table-cell table:style-name="ce1" office:value-type="string" calcext:value-type="string">
            <text:p>LOOT</text:p>
          </table:table-cell>
          <table:table-cell/>
          <table:table-cell table:style-name="ce1" table:number-columns-repeated="16361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12+(2*[.C2])+(INT([.C2]/10)*4)=SUM([.D2:.H2]); &quot;Validé&quot;; &quot;Manque : &quot; &amp; (12+(2*[.C2])+(INT([.C2]/10)*4) - SUM([.D2:.H2])))" office:value-type="string" office:string-value="Validé" calcext:value-type="string">
            <text:p>Validé</text:p>
          </table:table-cell>
          <table:table-cell table:number-columns-repeated="9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Pillard gobelin</text:p>
          </table:table-cell>
          <table:table-cell office:value-type="string" calcext:value-type="string">
            <text:p>pillardGobeli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12+(2*[.C3])+(INT([.C3]/10)*4)=SUM([.D3:.H3]); &quot;Validé&quot;; &quot;Manque : &quot; &amp; (12+(2*[.C3])+(INT([.C3]/10)*4) - SUM([.D3:.H3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lightArmor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zombi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12+(2*[.C4])+(INT([.C4]/10)*4)=SUM([.D4:.H4]); &quot;Validé&quot;; &quot;Manque : &quot; &amp; (12+(2*[.C4])+(INT([.C4]/10)*4) - SUM([.D4:.H4])))" office:value-type="string" office:string-value="Validé" calcext:value-type="string">
            <text:p>Validé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band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F(12+(2*[.C5])+(INT([.C5]/10)*4)=SUM([.D5:.H5]); &quot;Validé&quot;; &quot;Manque : &quot; &amp; (12+(2*[.C5])+(INT([.C5]/10)*4) - SUM([.D5:.H5])))" office:value-type="string" office:string-value="Validé" calcext:value-type="string">
            <text:p>Validé</text:p>
          </table:table-cell>
          <table:table-cell table:number-columns-repeated="6"/>
          <table:table-cell table:style-name="ce50"/>
          <table:table-cell/>
          <table:table-cell office:value-type="string" calcext:value-type="string">
            <text:p>sword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Araignée géante</text:p>
          </table:table-cell>
          <table:table-cell office:value-type="string" calcext:value-type="string">
            <text:p>araigneeGea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12+(2*[.C6])+(INT([.C6]/10)*4)=SUM([.D6:.H6]); &quot;Validé&quot;; &quot;Manque : &quot; &amp; (12+(2*[.C6])+(INT([.C6]/10)*4) - SUM([.D6:.H6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Élémentaire de feu</text:p>
          </table:table-cell>
          <table:table-cell office:value-type="string" calcext:value-type="string">
            <text:p>elementaireFeu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12+(2*[.C7])+(INT([.C7]/10)*4)=SUM([.D7:.H7]); &quot;Validé&quot;; &quot;Manque : &quot; &amp; (12+(2*[.C7])+(INT([.C7]/10)*4) - SUM([.D7:.H7])))" office:value-type="string" office:string-value="Validé" calcext:value-type="string">
            <text:p>Valid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1</text:p>
          </table:table-cell>
          <table:table-cell office:value-type="string" calcext:value-type="string">
            <text:p>fireAoe1</text:p>
          </table:table-cell>
          <table:table-cell office:value-type="string" calcext:value-type="string">
            <text:p>robe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Squelette</text:p>
          </table:table-cell>
          <table:table-cell office:value-type="string" calcext:value-type="string">
            <text:p>squelett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12+(2*[.C8])+(INT([.C8]/10)*4)=SUM([.D8:.H8]); &quot;Validé&quot;; &quot;Manque : &quot; &amp; (12+(2*[.C8])+(INT([.C8]/10)*4) - SUM([.D8:.H8])))" office:value-type="string" office:string-value="Validé" calcext:value-type="string">
            <text:p>Validé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ediumArmor2</text:p>
          </table:table-cell>
          <table:table-cell table:style-name="ce40"/>
          <table:table-cell table:number-columns-repeated="16361"/>
        </table:table-row>
        <table:table-row table:style-name="ro1">
          <table:table-cell office:value-type="string" calcext:value-type="string">
            <text:p>Maraudeur</text:p>
          </table:table-cell>
          <table:table-cell office:value-type="string" calcext:value-type="string">
            <text:p>maraudeu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F(12+(2*[.C9])+(INT([.C9]/10)*4)=SUM([.D9:.H9]); &quot;Validé&quot;; &quot;Manque : &quot; &amp; (12+(2*[.C9])+(INT([.C9]/10)*4) - SUM([.D9:.H9])))" office:value-type="string" office:string-value="Validé" calcext:value-type="string">
            <text:p>Validé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baton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Default" office:value-type="string" calcext:value-type="string">
            <text:p>Scorpion géant</text:p>
          </table:table-cell>
          <table:table-cell office:value-type="string" calcext:value-type="string">
            <text:p>scorpionGean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12+(2*[.C10])+(INT([.C10]/10)*4)=SUM([.D10:.H10]); &quot;Validé&quot;; &quot;Manque : &quot; &amp; (12+(2*[.C10])+(INT([.C10]/10)*4) - SUM([.D10:.H10])))" office:value-type="string" office:string-value="Validé" calcext:value-type="string">
            <text:p>Validé</text:p>
          </table:table-cell>
          <table:table-cell table:number-columns-repeated="9"/>
          <table:table-cell table:style-name="ce39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Guerrier orc</text:p>
          </table:table-cell>
          <table:table-cell office:value-type="string" calcext:value-type="string">
            <text:p>guerrierOrc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(12+(2*[.C11])+(INT([.C11]/10)*4)=SUM([.D11:.H11]); &quot;Validé&quot;; &quot;Manque : &quot; &amp; (12+(2*[.C11])+(INT([.C11]/10)*4) - SUM([.D11:.H11])))" office:value-type="string" office:string-value="Validé" calcext:value-type="string">
            <text:p>Validé</text:p>
          </table:table-cell>
          <table:table-cell table:number-columns-repeated="6"/>
          <table:table-cell table:style-name="ce50"/>
          <table:table-cell/>
          <table:table-cell office:value-type="string" calcext:value-type="string">
            <text:p>hache2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16361"/>
        </table:table-row>
        <table:table-row table:style-name="ro1">
          <table:table-cell table:style-name="Default" office:value-type="string" calcext:value-type="string">
            <text:p>Goule</text:p>
          </table:table-cell>
          <table:table-cell office:value-type="string" calcext:value-type="string">
            <text:p>goul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F(12+(2*[.C12])+(INT([.C12]/10)*4)=SUM([.D12:.H12]); &quot;Validé&quot;; &quot;Manque : &quot; &amp; (12+(2*[.C12])+(INT([.C12]/10)*4) - SUM([.D12:.H12])))" office:value-type="string" office:string-value="Validé" calcext:value-type="string">
            <text:p>Validé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debuffVitality1</text:p>
          </table:table-cell>
          <table:table-cell/>
          <table:table-cell office:value-type="string" calcext:value-type="string">
            <text:p>sword2</text:p>
          </table:table-cell>
          <table:table-cell table:style-name="ce39"/>
          <table:table-cell table:number-columns-repeated="16361"/>
        </table:table-row>
        <table:table-row table:style-name="ro1">
          <table:table-cell table:style-name="Default" office:value-type="string" calcext:value-type="string">
            <text:p>Mercenaire</text:p>
          </table:table-cell>
          <table:table-cell office:value-type="string" calcext:value-type="string">
            <text:p>mercenair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(12+(2*[.C13])+(INT([.C13]/10)*4)=SUM([.D13:.H13]); &quot;Validé&quot;; &quot;Manque : &quot; &amp; (12+(2*[.C13])+(INT([.C13]/10)*4) - SUM([.D13:.H13])))" office:value-type="string" office:string-value="Validé" calcext:value-type="string">
            <text:p>Validé</text:p>
          </table:table-cell>
          <table:table-cell table:number-columns-repeated="6"/>
          <table:table-cell table:style-name="ce50"/>
          <table:table-cell/>
          <table:table-cell office:value-type="string" calcext:value-type="string">
            <text:p>heavyArmor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Sanglier</text:p>
          </table:table-cell>
          <table:table-cell office:value-type="string" calcext:value-type="string">
            <text:p>sangli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IF(12+(2*[.C14])+(INT([.C14]/10)*4)=SUM([.D14:.H14]); &quot;Validé&quot;; &quot;Manque : &quot; &amp; (12+(2*[.C14])+(INT([.C14]/10)*4) - SUM([.D14:.H14])))" office:value-type="string" office:string-value="Validé" calcext:value-type="string">
            <text:p>Validé</text:p>
          </table:table-cell>
          <table:table-cell table:number-columns-repeated="9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Élémentaire de glace</text:p>
          </table:table-cell>
          <table:table-cell office:value-type="string" calcext:value-type="string">
            <text:p>elementaireGlac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12+(2*[.C15])+(INT([.C15]/10)*4)=SUM([.D15:.H15]); &quot;Validé&quot;; &quot;Manque : &quot; &amp; (12+(2*[.C15])+(INT([.C15]/10)*4) - SUM([.D15:.H15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ceTarget1</text:p>
          </table:table-cell>
          <table:table-cell office:value-type="string" calcext:value-type="string">
            <text:p>iceAoe1</text:p>
          </table:table-cell>
          <table:table-cell office:value-type="string" calcext:value-type="string">
            <text:p>battleRobe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Revenant</text:p>
          </table:table-cell>
          <table:table-cell office:value-type="string" calcext:value-type="string">
            <text:p>revenan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IF(12+(2*[.C16])+(INT([.C16]/10)*4)=SUM([.D16:.H16]); &quot;Validé&quot;; &quot;Manque : &quot; &amp; (12+(2*[.C16])+(INT([.C16]/10)*4) - SUM([.D16:.H16])))" office:value-type="string" office:string-value="Validé" calcext:value-type="string">
            <text:p>Validé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debuffAgility1</text:p>
          </table:table-cell>
          <table:table-cell/>
          <table:table-cell office:value-type="string" calcext:value-type="string">
            <text:p>baton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Barbare</text:p>
          </table:table-cell>
          <table:table-cell office:value-type="string" calcext:value-type="string">
            <text:p>barbar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IF(12+(2*[.C17])+(INT([.C17]/10)*4)=SUM([.D17:.H17]); &quot;Validé&quot;; &quot;Manque : &quot; &amp; (12+(2*[.C17])+(INT([.C17]/10)*4) - SUM([.D17:.H17])))" office:value-type="string" office:string-value="Validé" calcext:value-type="string">
            <text:p>Validé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1</text:p>
          </table:table-cell>
          <table:table-cell/>
          <table:table-cell office:value-type="string" calcext:value-type="string">
            <text:p>hache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Loup</text:p>
          </table:table-cell>
          <table:table-cell office:value-type="string" calcext:value-type="string">
            <text:p>loup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12+(2*[.C18])+(INT([.C18]/10)*4)=SUM([.D18:.H18]); &quot;Validé&quot;; &quot;Manque : &quot; &amp; (12+(2*[.C18])+(INT([.C18]/10)*4) - SUM([.D18:.H18])))" office:value-type="string" office:string-value="Validé" calcext:value-type="string">
            <text:p>Validé</text:p>
          </table:table-cell>
          <table:table-cell table:number-columns-repeated="9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Hobgobelin</text:p>
          </table:table-cell>
          <table:table-cell office:value-type="string" calcext:value-type="string">
            <text:p>hobgobelin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12+(2*[.C19])+(INT([.C19]/10)*4)=SUM([.D19:.H19]); &quot;Validé&quot;; &quot;Manque : &quot; &amp; (12+(2*[.C19])+(INT([.C19]/10)*4) - SUM([.D19:.H19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magicArmor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Vampire</text:p>
          </table:table-cell>
          <table:table-cell office:value-type="string" calcext:value-type="string">
            <text:p>vampir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12+(2*[.C20])+(INT([.C20]/10)*4)=SUM([.D20:.H20]); &quot;Validé&quot;; &quot;Manque : &quot; &amp; (12+(2*[.C20])+(INT([.C20]/10)*4) - SUM([.D20:.H20])))" office:value-type="string" office:string-value="Validé" calcext:value-type="string">
            <text:p>Validé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2</text:p>
          </table:table-cell>
          <table:table-cell table:style-name="ce57" office:value-type="string" calcext:value-type="string">
            <text:p>debuffWillpower2</text:p>
          </table:table-cell>
          <table:table-cell table:style-name="Default"/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assassi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12+(2*[.C21])+(INT([.C21]/10)*4)=SUM([.D21:.H21]); &quot;Validé&quot;; &quot;Manque : &quot; &amp; (12+(2*[.C21])+(INT([.C21]/10)*4) - SUM([.D21:.H21])))" office:value-type="string" office:string-value="Validé" calcext:value-type="string">
            <text:p>Validé</text:p>
          </table:table-cell>
          <table:table-cell table:number-columns-repeated="6"/>
          <table:table-cell table:style-name="ce54" office:value-type="string" calcext:value-type="string">
            <text:p>buffAgility2</text:p>
          </table:table-cell>
          <table:table-cell/>
          <table:table-cell office:value-type="string" calcext:value-type="string">
            <text:p>lightArmor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our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IF(12+(2*[.C22])+(INT([.C22]/10)*4)=SUM([.D22:.H22]); &quot;Validé&quot;; &quot;Manque : &quot; &amp; (12+(2*[.C22])+(INT([.C22]/10)*4) - SUM([.D22:.H22])))" office:value-type="string" office:string-value="Validé" calcext:value-type="string">
            <text:p>Validé</text:p>
          </table:table-cell>
          <table:table-cell table:number-columns-repeated="9"/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Élémentaire de terre</text:p>
          </table:table-cell>
          <table:table-cell office:value-type="string" calcext:value-type="string">
            <text:p>elementaireTerr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IF(12+(2*[.C23])+(INT([.C23]/10)*4)=SUM([.D23:.H23]); &quot;Validé&quot;; &quot;Manque : &quot; &amp; (12+(2*[.C23])+(INT([.C23]/10)*4) - SUM([.D23:.H23])))" office:value-type="string" office:string-value="Validé" calcext:value-type="string">
            <text:p>Validé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arthTarget2</text:p>
          </table:table-cell>
          <table:table-cell office:value-type="string" calcext:value-type="string">
            <text:p>earthAoe2</text:p>
          </table:table-cell>
          <table:table-cell/>
          <table:table-cell table:style-name="ce41"/>
          <table:table-cell table:number-columns-repeated="16361"/>
        </table:table-row>
        <table:table-row table:style-name="ro1">
          <table:table-cell table:style-name="ce3" office:value-type="string" calcext:value-type="string">
            <text:p>Spectre</text:p>
          </table:table-cell>
          <table:table-cell office:value-type="string" calcext:value-type="string">
            <text:p>spectr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 table:formula="of:=IF(12+(2*[.C24])+(INT([.C24]/10)*4)=SUM([.D24:.H24]); &quot;Validé&quot;; &quot;Manque : &quot; &amp; (12+(2*[.C24])+(INT([.C24]/10)*4) - SUM([.D24:.H24])))" office:value-type="string" office:string-value="Validé" calcext:value-type="string">
            <text:p>Validé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Target2</text:p>
          </table:table-cell>
          <table:table-cell table:style-name="ce58" office:value-type="string" calcext:value-type="string">
            <text:p>debuffStrength2</text:p>
          </table:table-cell>
          <table:table-cell office:value-type="string" calcext:value-type="string">
            <text:p>battleRobe3</text:p>
          </table:table-cell>
          <table:table-cell table:style-name="ce41"/>
          <table:table-cell table:number-columns-repeated="16361"/>
        </table:table-row>
        <table:table-row table:style-name="ro1">
          <table:table-cell table:style-name="ce3" office:value-type="string" calcext:value-type="string">
            <text:p>Nécromancien</text:p>
          </table:table-cell>
          <table:table-cell office:value-type="string" calcext:value-type="string">
            <text:p>necromancien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IF(12+(2*[.C25])+(INT([.C25]/10)*4)=SUM([.D25:.H25]); &quot;Validé&quot;; &quot;Manque : &quot; &amp; (12+(2*[.C25])+(INT([.C25]/10)*4) - SUM([.D25:.H25])))" office:value-type="string" office:string-value="Validé" calcext:value-type="string">
            <text:p>Validé</text:p>
          </table:table-cell>
          <table:table-cell table:number-columns-repeated="6"/>
          <table:table-cell office:value-type="string" calcext:value-type="string">
            <text:p>darkAoe2</text:p>
          </table:table-cell>
          <table:table-cell table:style-name="ce51" office:value-type="string" calcext:value-type="string">
            <text:p>debuffVitality2</text:p>
          </table:table-cell>
          <table:table-cell office:value-type="string" calcext:value-type="string">
            <text:p>baton3</text:p>
          </table:table-cell>
          <table:table-cell table:style-name="ce41"/>
          <table:table-cell table:number-columns-repeated="16361"/>
        </table:table-row>
        <table:table-row table:style-name="ro1">
          <table:table-cell table:style-name="ce3" office:value-type="string" calcext:value-type="string">
            <text:p>Basilic</text:p>
          </table:table-cell>
          <table:table-cell office:value-type="string" calcext:value-type="string">
            <text:p>basilic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IF(12+(2*[.C26])+(INT([.C26]/10)*4)=SUM([.D26:.H26]); &quot;Validé&quot;; &quot;Manque : &quot; &amp; (12+(2*[.C26])+(INT([.C26]/10)*4) - SUM([.D26:.H26])))" office:value-type="string" office:string-value="Validé" calcext:value-type="string">
            <text:p>Validé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2" office:value-type="string" calcext:value-type="string">
            <text:p>debuffAgility2</text:p>
          </table:table-cell>
          <table:table-cell table:number-columns-repeated="2"/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troll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IF(12+(2*[.C27])+(INT([.C27]/10)*4)=SUM([.D27:.H27]); &quot;Validé&quot;; &quot;Manque : &quot; &amp; (12+(2*[.C27])+(INT([.C27]/10)*4) - SUM([.D27:.H27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eavyArmor3</text:p>
          </table:table-cell>
          <table:table-cell table:style-name="ce41"/>
          <table:table-cell table:number-columns-repeated="16361"/>
        </table:table-row>
        <table:table-row table:style-name="ro1">
          <table:table-cell table:style-name="ce3" office:value-type="string" calcext:value-type="string">
            <text:p>Momie</text:p>
          </table:table-cell>
          <table:table-cell office:value-type="string" calcext:value-type="string">
            <text:p>momie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12+(2*[.C28])+(INT([.C28]/10)*4)=SUM([.D28:.H28]); &quot;Validé&quot;; &quot;Manque : &quot; &amp; (12+(2*[.C28])+(INT([.C28]/10)*4) - SUM([.D28:.H28])))" office:value-type="string" office:string-value="Validé" calcext:value-type="string">
            <text:p>Validé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debuffIntelligence2</text:p>
          </table:table-cell>
          <table:table-cell/>
          <table:table-cell office:value-type="string" calcext:value-type="string">
            <text:p>robe3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emplier noir</text:p>
          </table:table-cell>
          <table:table-cell office:value-type="string" calcext:value-type="string">
            <text:p>templierNoi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IF(12+(2*[.C29])+(INT([.C29]/10)*4)=SUM([.D29:.H29]); &quot;Validé&quot;; &quot;Manque : &quot; &amp; (12+(2*[.C29])+(INT([.C29]/10)*4) - SUM([.D29:.H29])))" office:value-type="string" office:string-value="Validé" calcext:value-type="string">
            <text:p>Validé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2</text:p>
          </table:table-cell>
          <table:table-cell table:style-name="ce59" office:value-type="string" calcext:value-type="string">
            <text:p>buffVitality2</text:p>
          </table:table-cell>
          <table:table-cell office:value-type="string" calcext:value-type="string">
            <text:p>sword3</text:p>
          </table:table-cell>
          <table:table-cell table:style-name="ce41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string" calcext:value-type="string">
            <text:p>manticor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IF(12+(2*[.C30])+(INT([.C30]/10)*4)=SUM([.D30:.H30]); &quot;Validé&quot;; &quot;Manque : &quot; &amp; (12+(2*[.C30])+(INT([.C30]/10)*4) - SUM([.D30:.H30])))" office:value-type="string" office:string-value="Validé" calcext:value-type="string">
            <text:p>Validé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3"/>
          <table:table-cell office:value-type="string" calcext:value-type="string">
            <text:p>fireAoe2</text:p>
          </table:table-cell>
          <table:table-cell table:number-columns-repeated="2"/>
          <table:table-cell table:style-name="ce41" office:value-type="float" office:value="19" calcext:value-type="float">
            <text:p>1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Élémentaire de foudre</text:p>
          </table:table-cell>
          <table:table-cell office:value-type="string" calcext:value-type="string">
            <text:p>elementaireFoudr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IF(12+(2*[.C31])+(INT([.C31]/10)*4)=SUM([.D31:.H31]); &quot;Validé&quot;; &quot;Manque : &quot; &amp; (12+(2*[.C31])+(INT([.C31]/10)*4) - SUM([.D31:.H31])))" office:value-type="string" office:string-value="Validé" calcext:value-type="string">
            <text:p>Validé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Target2</text:p>
          </table:table-cell>
          <table:table-cell office:value-type="string" calcext:value-type="string">
            <text:p>lightningAoe2</text:p>
          </table:table-cell>
          <table:table-cell office:value-type="string" calcext:value-type="string">
            <text:p>magicArmor3</text:p>
          </table:table-cell>
          <table:table-cell table:style-name="ce41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rocodile</text:p>
          </table:table-cell>
          <table:table-cell table:style-name="Default" office:value-type="string" calcext:value-type="string">
            <text:p>crocodil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IF(12+(2*[.C32])+(INT([.C32]/10)*4)=SUM([.D32:.H32]); &quot;Validé&quot;; &quot;Manque : &quot; &amp; (12+(2*[.C32])+(INT([.C32]/10)*4) - SUM([.D32:.H32])))" office:value-type="string" office:string-value="Validé" calcext:value-type="string">
            <text:p>Validé</text:p>
          </table:table-cell>
          <table:table-cell table:number-columns-repeated="8"/>
          <table:table-cell office:value-type="string" calcext:value-type="string">
            <text:p>mediumArmor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berserker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IF(12+(2*[.C33])+(INT([.C33]/10)*4)=SUM([.D33:.H33]); &quot;Validé&quot;; &quot;Manque : &quot; &amp; (12+(2*[.C33])+(INT([.C33]/10)*4) - SUM([.D33:.H33])))" office:value-type="string" office:string-value="Validé" calcext:value-type="string">
            <text:p>Validé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2</text:p>
          </table:table-cell>
          <table:table-cell/>
          <table:table-cell office:value-type="string" calcext:value-type="string">
            <text:p>hache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Chimère</text:p>
          </table:table-cell>
          <table:table-cell office:value-type="string" calcext:value-type="string">
            <text:p>chimere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12+(2*[.C34])+(INT([.C34]/10)*4)=SUM([.D34:.H34]); &quot;Validé&quot;; &quot;Manque : &quot; &amp; (12+(2*[.C34])+(INT([.C34]/10)*4) - SUM([.D34:.H34])))" office:value-type="string" office:string-value="Validé" calcext:value-type="string">
            <text:p>Validé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2</text:p>
          </table:table-cell>
          <table:table-cell table:style-name="ce60" office:value-type="string" calcext:value-type="string">
            <text:p>buffWillpower2</text:p>
          </table:table-cell>
          <table:table-cell/>
          <table:table-cell table:style-name="ce41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éant</text:p>
          </table:table-cell>
          <table:table-cell office:value-type="string" calcext:value-type="string">
            <text:p>geant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IF(12+(2*[.C35])+(INT([.C35]/10)*4)=SUM([.D35:.H35]); &quot;Validé&quot;; &quot;Manque : &quot; &amp; (12+(2*[.C35])+(INT([.C35]/10)*4) - SUM([.D35:.H35])))" office:value-type="string" office:string-value="Validé" calcext:value-type="string">
            <text:p>Validé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Dragonnet rouge</text:p>
          </table:table-cell>
          <table:table-cell office:value-type="string" calcext:value-type="string">
            <text:p>dragonnetRoug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IF(12+(2*[.C36])+(INT([.C36]/10)*4)=SUM([.D36:.H36]); &quot;Validé&quot;; &quot;Manque : &quot; &amp; (12+(2*[.C36])+(INT([.C36]/10)*4) - SUM([.D36:.H36])))" office:value-type="string" office:string-value="Validé" calcext:value-type="string">
            <text:p>Validé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Aoe2</text:p>
          </table:table-cell>
          <table:table-cell table:number-columns-repeated="2"/>
          <table:table-cell table:style-name="ce41"/>
          <table:table-cell table:number-columns-repeated="16361"/>
        </table:table-row>
        <table:table-row table:style-name="ro1">
          <table:table-cell table:style-name="Default" office:value-type="string" calcext:value-type="string">
            <text:p>Apôtre maudit</text:p>
          </table:table-cell>
          <table:table-cell office:value-type="string" calcext:value-type="string">
            <text:p>apotreMaudit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IF(12+(2*[.C37])+(INT([.C37]/10)*4)=SUM([.D37:.H37]); &quot;Validé&quot;; &quot;Manque : &quot; &amp; (12+(2*[.C37])+(INT([.C37]/10)*4) - SUM([.D37:.H37])))" office:value-type="string" office:string-value="Validé" calcext:value-type="string">
            <text:p>Validé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2</text:p>
          </table:table-cell>
          <table:table-cell office:value-type="string" calcext:value-type="string">
            <text:p>healTarget2</text:p>
          </table:table-cell>
          <table:table-cell office:value-type="string" calcext:value-type="string">
            <text:p>baton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Griffon</text:p>
          </table:table-cell>
          <table:table-cell office:value-type="string" calcext:value-type="string">
            <text:p>griffon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IF(12+(2*[.C38])+(INT([.C38]/10)*4)=SUM([.D38:.H38]); &quot;Validé&quot;; &quot;Manque : &quot; &amp; (12+(2*[.C38])+(INT([.C38]/10)*4) - SUM([.D38:.H38])))" office:value-type="string" office:string-value="Validé" calcext:value-type="string">
            <text:p>Validé</text:p>
          </table:table-cell>
          <table:table-cell office:value-type="string" calcext:value-type="string">
            <text:p>0.5</text:p>
          </table:table-cell>
          <table:table-cell table:number-columns-repeated="5"/>
          <table:table-cell table:style-name="ce56" office:value-type="string" calcext:value-type="string">
            <text:p>buffIntelligence2</text:p>
          </table:table-cell>
          <table:table-cell/>
          <table:table-cell office:value-type="string" calcext:value-type="string">
            <text:p>sword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Élémentaire de ténèbres</text:p>
          </table:table-cell>
          <table:table-cell office:value-type="string" calcext:value-type="string">
            <text:p>elementaireTenebres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IF(12+(2*[.C39])+(INT([.C39]/10)*4)=SUM([.D39:.H39]); &quot;Validé&quot;; &quot;Manque : &quot; &amp; (12+(2*[.C39])+(INT([.C39]/10)*4) - SUM([.D39:.H39])))" office:value-type="string" office:string-value="Validé" calcext:value-type="string">
            <text:p>Validé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Target2</text:p>
          </table:table-cell>
          <table:table-cell office:value-type="string" calcext:value-type="string">
            <text:p>darkAoe2</text:p>
          </table:table-cell>
          <table:table-cell/>
          <table:table-cell table:style-name="ce41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entaure</text:p>
          </table:table-cell>
          <table:table-cell table:style-name="Default" office:value-type="string" calcext:value-type="string">
            <text:p>centaur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IF(12+(2*[.C40])+(INT([.C40]/10)*4)=SUM([.D40:.H40]); &quot;Validé&quot;; &quot;Manque : &quot; &amp; (12+(2*[.C40])+(INT([.C40]/10)*4) - SUM([.D40:.H40])))" office:value-type="string" office:string-value="Validé" calcext:value-type="string">
            <text:p>Validé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52" office:value-type="string" calcext:value-type="string">
            <text:p>debuffAgility3</text:p>
          </table:table-cell>
          <table:table-cell/>
          <table:table-cell table:style-name="Default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Avatar martial</text:p>
          </table:table-cell>
          <table:table-cell office:value-type="string" calcext:value-type="string">
            <text:p>avatarMarti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12+(2*[.C41])+(INT([.C41]/10)*4)=SUM([.D41:.H41]); &quot;Validé&quot;; &quot;Manque : &quot; &amp; (12+(2*[.C41])+(INT([.C41]/10)*4) - SUM([.D41:.H41])))" office:value-type="string" office:string-value="Validé" calcext:value-type="string">
            <text:p>Validé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4" office:value-type="string" calcext:value-type="string">
            <text:p>buffAgility3</text:p>
          </table:table-cell>
          <table:table-cell/>
          <table:table-cell office:value-type="string" calcext:value-type="string">
            <text:p>lightArmor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Wyverne</text:p>
          </table:table-cell>
          <table:table-cell office:value-type="string" calcext:value-type="string">
            <text:p>wyverne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IF(12+(2*[.C42])+(INT([.C42]/10)*4)=SUM([.D42:.H42]); &quot;Validé&quot;; &quot;Manque : &quot; &amp; (12+(2*[.C42])+(INT([.C42]/10)*4) - SUM([.D42:.H42])))" office:value-type="string" office:string-value="Validé" calcext:value-type="string">
            <text:p>Validé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6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Chaman gobelin</text:p>
          </table:table-cell>
          <table:table-cell office:value-type="string" calcext:value-type="string">
            <text:p>chamanGobelin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IF(12+(2*[.C43])+(INT([.C43]/10)*4)=SUM([.D43:.H43]); &quot;Validé&quot;; &quot;Manque : &quot; &amp; (12+(2*[.C43])+(INT([.C43]/10)*4) - SUM([.D43:.H43])))" office:value-type="string" office:string-value="Validé" calcext:value-type="string">
            <text:p>Validé</text:p>
          </table:table-cell>
          <table:table-cell table:number-columns-repeated="6"/>
          <table:table-cell table:style-name="ce56" office:value-type="string" calcext:value-type="string">
            <text:p>buffIntelligence3</text:p>
          </table:table-cell>
          <table:table-cell office:value-type="string" calcext:value-type="string">
            <text:p>healTarget3</text:p>
          </table:table-cell>
          <table:table-cell office:value-type="string" calcext:value-type="string">
            <text:p>robe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Dragonnet blanc</text:p>
          </table:table-cell>
          <table:table-cell office:value-type="string" calcext:value-type="string">
            <text:p>dragonnetBlanc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table:formula="of:=IF(12+(2*[.C44])+(INT([.C44]/10)*4)=SUM([.D44:.H44]); &quot;Validé&quot;; &quot;Manque : &quot; &amp; (12+(2*[.C44])+(INT([.C44]/10)*4) - SUM([.D44:.H44])))" office:value-type="string" office:string-value="Validé" calcext:value-type="string">
            <text:p>Valid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iceAoe3</text:p>
          </table:table-cell>
          <table:table-cell table:number-columns-repeated="2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Titan délabré</text:p>
          </table:table-cell>
          <table:table-cell office:value-type="string" calcext:value-type="string">
            <text:p>titanDelabre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IF(12+(2*[.C45])+(INT([.C45]/10)*4)=SUM([.D45:.H45]); &quot;Validé&quot;; &quot;Manque : &quot; &amp; (12+(2*[.C45])+(INT([.C45]/10)*4) - SUM([.D45:.H45])))" office:value-type="string" office:string-value="Validé" calcext:value-type="string">
            <text:p>Validé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0.5</text:p>
          </table:table-cell>
          <table:table-cell table:number-columns-repeated="2"/>
          <table:table-cell table:style-name="ce53" office:value-type="string" calcext:value-type="string">
            <text:p>buffStrength3</text:p>
          </table:table-cell>
          <table:table-cell/>
          <table:table-cell office:value-type="string" calcext:value-type="string">
            <text:p>heavyArmor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Sphinx</text:p>
          </table:table-cell>
          <table:table-cell office:value-type="string" calcext:value-type="string">
            <text:p>sphinx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F(12+(2*[.C46])+(INT([.C46]/10)*4)=SUM([.D46:.H46]); &quot;Validé&quot;; &quot;Manque : &quot; &amp; (12+(2*[.C46])+(INT([.C46]/10)*4) - SUM([.D46:.H46])))" office:value-type="string" office:string-value="Manque : 12" calcext:value-type="string">
            <text:p>Manque : 12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string" calcext:value-type="string">
            <text:p>fireAoe3</text:p>
          </table:table-cell>
          <table:table-cell office:value-type="string" calcext:value-type="string">
            <text:p>healAoe3</text:p>
          </table:table-cell>
          <table:table-cell office:value-type="string" calcext:value-type="string">
            <text:p>baton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Élémentaire de lumière</text:p>
          </table:table-cell>
          <table:table-cell office:value-type="string" calcext:value-type="string">
            <text:p>elementaireLumiere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IF(12+(2*[.C47])+(INT([.C47]/10)*4)=SUM([.D47:.H47]); &quot;Validé&quot;; &quot;Manque : &quot; &amp; (12+(2*[.C47])+(INT([.C47]/10)*4) - SUM([.D47:.H47])))" office:value-type="string" office:string-value="Manque : 12" calcext:value-type="string">
            <text:p>Manque : 1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yTarget3</text:p>
          </table:table-cell>
          <table:table-cell office:value-type="string" calcext:value-type="string">
            <text:p>holyAoe3</text:p>
          </table:table-cell>
          <table:table-cell/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Diablotin</text:p>
          </table:table-cell>
          <table:table-cell table:style-name="Default" office:value-type="string" calcext:value-type="string">
            <text:p>diablotin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12+(2*[.C48])+(INT([.C48]/10)*4)=SUM([.D48:.H48]); &quot;Validé&quot;; &quot;Manque : &quot; &amp; (12+(2*[.C48])+(INT([.C48]/10)*4) - SUM([.D48:.H48])))" office:value-type="string" office:string-value="Manque : 12" calcext:value-type="string">
            <text:p>Manque : 12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table:style-name="ce55" office:value-type="string" calcext:value-type="string">
            <text:p>debuffIntelligence3</text:p>
          </table:table-cell>
          <table:table-cell office:value-type="string" calcext:value-type="string">
            <text:p>darkTarget3</text:p>
          </table:table-cell>
          <table:table-cell office:value-type="string" calcext:value-type="string">
            <text:p>sword4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Golem de pierre</text:p>
          </table:table-cell>
          <table:table-cell office:value-type="string" calcext:value-type="string">
            <text:p>golemPierre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IF(12+(2*[.C49])+(INT([.C49]/10)*4)=SUM([.D49:.H49]); &quot;Validé&quot;; &quot;Manque : &quot; &amp; (12+(2*[.C49])+(INT([.C49]/10)*4) - SUM([.D49:.H49])))" office:value-type="string" office:string-value="Manque : 12" calcext:value-type="string">
            <text:p>Manque : 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5"/>
          <table:table-cell table:style-name="ce42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Naga</text:p>
          </table:table-cell>
          <table:table-cell office:value-type="string" calcext:value-type="string">
            <text:p>naga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12+(2*[.C50])+(INT([.C50]/10)*4)=SUM([.D50:.H50]); &quot;Validé&quot;; &quot;Manque : &quot; &amp; (12+(2*[.C50])+(INT([.C50]/10)*4) - SUM([.D50:.H50])))" office:value-type="string" office:string-value="Manque : 12" calcext:value-type="string">
            <text:p>Manque : 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57" office:value-type="string" calcext:value-type="string">
            <text:p>debuffWillpower3</text:p>
          </table:table-cell>
          <table:table-cell table:style-name="ce59" office:value-type="string" calcext:value-type="string">
            <text:p>buffVitality3</text:p>
          </table:table-cell>
          <table:table-cell office:value-type="string" calcext:value-type="string">
            <text:p>hache4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haman orc</text:p>
          </table:table-cell>
          <table:table-cell office:value-type="string" calcext:value-type="string">
            <text:p>chamanOrc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12+(2*[.C51])+(INT([.C51]/10)*4)=SUM([.D51:.H51]); &quot;Validé&quot;; &quot;Manque : &quot; &amp; (12+(2*[.C51])+(INT([.C51]/10)*4) - SUM([.D51:.H51])))" office:value-type="string" office:string-value="Manque : 12" calcext:value-type="string">
            <text:p>Manque : 12</text:p>
          </table:table-cell>
          <table:table-cell table:number-columns-repeated="6"/>
          <table:table-cell office:value-type="string" calcext:value-type="string">
            <text:p>fireTarget3</text:p>
          </table:table-cell>
          <table:table-cell office:value-type="string" calcext:value-type="string">
            <text:p>healTarget3</text:p>
          </table:table-cell>
          <table:table-cell office:value-type="string" calcext:value-type="string">
            <text:p>battleRobe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Dragonnet vert</text:p>
          </table:table-cell>
          <table:table-cell office:value-type="string" calcext:value-type="string">
            <text:p>dragonnetVert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12" calcext:value-type="float">
            <text:p>12</text:p>
          </table:table-cell>
          <table:table-cell table:formula="of:=IF(12+(2*[.C52])+(INT([.C52]/10)*4)=SUM([.D52:.H52]); &quot;Validé&quot;; &quot;Manque : &quot; &amp; (12+(2*[.C52])+(INT([.C52]/10)*4) - SUM([.D52:.H52])))" office:value-type="string" office:string-value="Manque : 12" calcext:value-type="string">
            <text:p>Manque : 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earthAoe3</text:p>
          </table:table-cell>
          <table:table-cell table:number-columns-repeated="2"/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ultiste</text:p>
          </table:table-cell>
          <table:table-cell table:style-name="Default" office:value-type="string" calcext:value-type="string">
            <text:p>cultiste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IF(12+(2*[.C53])+(INT([.C53]/10)*4)=SUM([.D53:.H53]); &quot;Validé&quot;; &quot;Manque : &quot; &amp; (12+(2*[.C53])+(INT([.C53]/10)*4) - SUM([.D53:.H53])))" office:value-type="string" office:string-value="Manque : 12" calcext:value-type="string">
            <text:p>Manque : 12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1" office:value-type="string" calcext:value-type="string">
            <text:p>debuffVitality3</text:p>
          </table:table-cell>
          <table:table-cell table:style-name="ce60" office:value-type="string" calcext:value-type="string">
            <text:p>buffWillpower3</text:p>
          </table:table-cell>
          <table:table-cell office:value-type="string" calcext:value-type="string">
            <text:p>sword4</text:p>
          </table:table-cell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Hippogriffe</text:p>
          </table:table-cell>
          <table:table-cell table:style-name="Default" office:value-type="string" calcext:value-type="string">
            <text:p>hippogriffe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IF(12+(2*[.C54])+(INT([.C54]/10)*4)=SUM([.D54:.H54]); &quot;Validé&quot;; &quot;Manque : &quot; &amp; (12+(2*[.C54])+(INT([.C54]/10)*4) - SUM([.D54:.H54])))" office:value-type="string" office:string-value="Manque : 12" calcext:value-type="string">
            <text:p>Manque : 12</text:p>
          </table:table-cell>
          <table:table-cell office:value-type="string" calcext:value-type="string">
            <text:p>0.5</text:p>
          </table:table-cell>
          <table:table-cell table:number-columns-repeated="7"/>
          <table:table-cell office:value-type="string" calcext:value-type="string">
            <text:p>mediumArmor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Élémentaire d’énergie</text:p>
          </table:table-cell>
          <table:table-cell office:value-type="string" calcext:value-type="string">
            <text:p>elementaireEnergie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IF(12+(2*[.C55])+(INT([.C55]/10)*4)=SUM([.D55:.H55]); &quot;Validé&quot;; &quot;Manque : &quot; &amp; (12+(2*[.C55])+(INT([.C55]/10)*4) - SUM([.D55:.H55])))" office:value-type="string" office:string-value="Manque : 12" calcext:value-type="string">
            <text:p>Manque : 12</text:p>
          </table:table-cell>
          <table:table-cell table:number-columns-repeated="6"/>
          <table:table-cell office:value-type="string" calcext:value-type="string">
            <text:p>windTarget3</text:p>
          </table:table-cell>
          <table:table-cell office:value-type="string" calcext:value-type="string">
            <text:p>windAoe3</text:p>
          </table:table-cell>
          <table:table-cell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Démon mineur</text:p>
          </table:table-cell>
          <table:table-cell office:value-type="string" calcext:value-type="string">
            <text:p>demonMineur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12+(2*[.C56])+(INT([.C56]/10)*4)=SUM([.D56:.H56]); &quot;Validé&quot;; &quot;Manque : &quot; &amp; (12+(2*[.C56])+(INT([.C56]/10)*4) - SUM([.D56:.H56])))" office:value-type="string" office:string-value="Manque : 12" calcext:value-type="string">
            <text:p>Manque : 12</text:p>
          </table:table-cell>
          <table:table-cell table:number-columns-repeated="4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Aoe3</text:p>
          </table:table-cell>
          <table:table-cell/>
          <table:table-cell office:value-type="string" calcext:value-type="string">
            <text:p>magicArmor4</text:p>
          </table:table-cell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olem de fer</text:p>
          </table:table-cell>
          <table:table-cell table:style-name="Default" office:value-type="string" calcext:value-type="string">
            <text:p>golemFer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IF(12+(2*[.C57])+(INT([.C57]/10)*4)=SUM([.D57:.H57]); &quot;Validé&quot;; &quot;Manque : &quot; &amp; (12+(2*[.C57])+(INT([.C57]/10)*4) - SUM([.D57:.H57])))" office:value-type="string" office:string-value="Manque : 12" calcext:value-type="string">
            <text:p>Manque : 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Liche</text:p>
          </table:table-cell>
          <table:table-cell office:value-type="string" calcext:value-type="string">
            <text:p>lich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IF(12+(2*[.C58])+(INT([.C58]/10)*4)=SUM([.D58:.H58]); &quot;Validé&quot;; &quot;Manque : &quot; &amp; (12+(2*[.C58])+(INT([.C58]/10)*4) - SUM([.D58:.H58])))" office:value-type="string" office:string-value="Manque : 12" calcext:value-type="string">
            <text:p>Manque : 12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Aoe3</text:p>
          </table:table-cell>
          <table:table-cell table:style-name="ce58" office:value-type="string" calcext:value-type="string">
            <text:p>debuffStrength3</text:p>
          </table:table-cell>
          <table:table-cell office:value-type="string" calcext:value-type="string">
            <text:p>baton4</text:p>
          </table:table-cell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Ogre</text:p>
          </table:table-cell>
          <table:table-cell table:style-name="Default" office:value-type="string" calcext:value-type="string">
            <text:p>ogre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IF(12+(2*[.C59])+(INT([.C59]/10)*4)=SUM([.D59:.H59]); &quot;Validé&quot;; &quot;Manque : &quot; &amp; (12+(2*[.C59])+(INT([.C59]/10)*4) - SUM([.D59:.H59])))" office:value-type="string" office:string-value="Manque : 12" calcext:value-type="string">
            <text:p>Manque : 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Dragonnet bleu</text:p>
          </table:table-cell>
          <table:table-cell office:value-type="string" calcext:value-type="string">
            <text:p>dragonnetBleu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IF(12+(2*[.C60])+(INT([.C60]/10)*4)=SUM([.D60:.H60]); &quot;Validé&quot;; &quot;Manque : &quot; &amp; (12+(2*[.C60])+(INT([.C60]/10)*4) - SUM([.D60:.H60])))" office:value-type="string" office:string-value="Manque : 16" calcext:value-type="string">
            <text:p>Manque : 16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Aoe4</text:p>
          </table:table-cell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Zélote</text:p>
          </table:table-cell>
          <table:table-cell office:value-type="string" calcext:value-type="string">
            <text:p>zelote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12+(2*[.C61])+(INT([.C61]/10)*4)=SUM([.D61:.H61]); &quot;Validé&quot;; &quot;Manque : &quot; &amp; (12+(2*[.C61])+(INT([.C61]/10)*4) - SUM([.D61:.H61])))" office:value-type="string" office:string-value="Manque : 16" calcext:value-type="string">
            <text:p>Manque : 16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4</text:p>
          </table:table-cell>
          <table:table-cell table:style-name="ce54" office:value-type="string" calcext:value-type="string">
            <text:p>buffAgility4</text:p>
          </table:table-cell>
          <table:table-cell/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Béhémoth</text:p>
          </table:table-cell>
          <table:table-cell table:style-name="Default" office:value-type="string" calcext:value-type="string">
            <text:p>behemoth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IF(12+(2*[.C62])+(INT([.C62]/10)*4)=SUM([.D62:.H62]); &quot;Validé&quot;; &quot;Manque : &quot; &amp; (12+(2*[.C62])+(INT([.C62]/10)*4) - SUM([.D62:.H62])))" office:value-type="string" office:string-value="Manque : 16" calcext:value-type="string">
            <text:p>Manque : 1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5</text:p>
          </table:table-cell>
          <table:table-cell table:number-columns-repeated="6"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Élémentaire d’eau</text:p>
          </table:table-cell>
          <table:table-cell table:style-name="Default" office:value-type="string" calcext:value-type="string">
            <text:p>elementaireEau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IF(12+(2*[.C63])+(INT([.C63]/10)*4)=SUM([.D63:.H63]); &quot;Validé&quot;; &quot;Manque : &quot; &amp; (12+(2*[.C63])+(INT([.C63]/10)*4) - SUM([.D63:.H63])))" office:value-type="string" office:string-value="Manque : 16" calcext:value-type="string">
            <text:p>Manque : 16</text:p>
          </table:table-cell>
          <table:table-cell office:value-type="string" calcext:value-type="string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ealTarget4</text:p>
          </table:table-cell>
          <table:table-cell office:value-type="string" calcext:value-type="string">
            <text:p>healAoe4</text:p>
          </table:table-cell>
          <table:table-cell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Ange déchu</text:p>
          </table:table-cell>
          <table:table-cell office:value-type="string" calcext:value-type="string">
            <text:p>angeDechu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IF(12+(2*[.C64])+(INT([.C64]/10)*4)=SUM([.D64:.H64]); &quot;Validé&quot;; &quot;Manque : &quot; &amp; (12+(2*[.C64])+(INT([.C64]/10)*4) - SUM([.D64:.H64])))" office:value-type="string" office:string-value="Manque : 16" calcext:value-type="string">
            <text:p>Manque : 1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4</text:p>
          </table:table-cell>
          <table:table-cell table:style-name="ce57" office:value-type="string" calcext:value-type="string">
            <text:p>debuffWillpower4</text:p>
          </table:table-cell>
          <table:table-cell office:value-type="string" calcext:value-type="string">
            <text:p>baton5</text:p>
          </table:table-cell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olem de chair</text:p>
          </table:table-cell>
          <table:table-cell table:style-name="Default" office:value-type="string" calcext:value-type="string">
            <text:p>golemChair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IF(12+(2*[.C65])+(INT([.C65]/10)*4)=SUM([.D65:.H65]); &quot;Validé&quot;; &quot;Manque : &quot; &amp; (12+(2*[.C65])+(INT([.C65]/10)*4) - SUM([.D65:.H65])))" office:value-type="string" office:string-value="Manque : 16" calcext:value-type="string">
            <text:p>Manque : 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51" office:value-type="string" calcext:value-type="string">
            <text:p>debuffVitality4</text:p>
          </table:table-cell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Satyr</text:p>
          </table:table-cell>
          <table:table-cell table:style-name="Default" office:value-type="string" calcext:value-type="string">
            <text:p>satyr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IF(12+(2*[.C66])+(INT([.C66]/10)*4)=SUM([.D66:.H66]); &quot;Validé&quot;; &quot;Manque : &quot; &amp; (12+(2*[.C66])+(INT([.C66]/10)*4) - SUM([.D66:.H66])))" office:value-type="string" office:string-value="Manque : 16" calcext:value-type="string">
            <text:p>Manque : 16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6" office:value-type="string" calcext:value-type="string">
            <text:p>buffIntelligence4</text:p>
          </table:table-cell>
          <table:table-cell table:style-name="ce55" office:value-type="string" calcext:value-type="string">
            <text:p>debuffIntelligence4</text:p>
          </table:table-cell>
          <table:table-cell office:value-type="string" calcext:value-type="string">
            <text:p>hache5</text:p>
          </table:table-cell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olosse</text:p>
          </table:table-cell>
          <table:table-cell table:style-name="Default" office:value-type="string" calcext:value-type="string">
            <text:p>colosse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IF(12+(2*[.C67])+(INT([.C67]/10)*4)=SUM([.D67:.H67]); &quot;Validé&quot;; &quot;Manque : &quot; &amp; (12+(2*[.C67])+(INT([.C67]/10)*4) - SUM([.D67:.H67])))" office:value-type="string" office:string-value="Manque : 16" calcext:value-type="string">
            <text:p>Manque : 1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word5</text:p>
          </table:table-cell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Rat géant</text:p>
          </table:table-cell>
          <table:table-cell office:value-type="string" calcext:value-type="string">
            <text:p>ratGeant</text:p>
          </table:table-cell>
          <table:table-cell office:value-type="float" office:value="34" calcext:value-type="float">
            <text:p>34</text:p>
          </table:table-cell>
          <table:table-cell table:formula="of:=ROUND([.D2]*6.5)" office:value-type="float" office:value="13" calcext:value-type="float">
            <text:p>13</text:p>
          </table:table-cell>
          <table:table-cell table:formula="of:=ROUND([.E2]*6.5)" office:value-type="float" office:value="26" calcext:value-type="float">
            <text:p>26</text:p>
          </table:table-cell>
          <table:table-cell table:formula="of:=ROUND([.F2]*6.5)" office:value-type="float" office:value="26" calcext:value-type="float">
            <text:p>26</text:p>
          </table:table-cell>
          <table:table-cell table:formula="of:=ROUND([.G2]*6.5)" office:value-type="float" office:value="13" calcext:value-type="float">
            <text:p>13</text:p>
          </table:table-cell>
          <table:table-cell table:formula="of:=ROUND([.H2]*6.5)" office:value-type="float" office:value="13" calcext:value-type="float">
            <text:p>13</text:p>
          </table:table-cell>
          <table:table-cell table:formula="of:=IF(12+(2*[.C68])+(INT([.C68]/10)*4)=SUM([.D68:.H68]); &quot;Validé&quot;; &quot;Manque : &quot; &amp; (12+(2*[.C68])+(INT([.C68]/10)*4) - SUM([.D68:.H68])))" office:value-type="string" office:string-value="Manque : 1" calcext:value-type="string">
            <text:p>Manque : 1</text:p>
          </table:table-cell>
          <table:table-cell table:number-columns-repeated="9"/>
          <table:table-cell table:style-name="ce43" office:value-type="float" office:value="30" calcext:value-type="float">
            <text:p>3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Gobelin de la lune</text:p>
          </table:table-cell>
          <table:table-cell office:value-type="string" calcext:value-type="string">
            <text:p>gobelinLune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table:formula="of:=IF(12+(2*[.C69])+(INT([.C69]/10)*4)=SUM([.D69:.H69]); &quot;Validé&quot;; &quot;Manque : &quot; &amp; (12+(2*[.C69])+(INT([.C69]/10)*4) - SUM([.D69:.H69])))" office:value-type="string" office:string-value="Manque : 92" calcext:value-type="string">
            <text:p>Manque : 92</text:p>
          </table:table-cell>
          <table:table-cell table:number-columns-repeated="9"/>
          <table:table-cell table:style-name="ce43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zombie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formula="of:=IF(12+(2*[.C70])+(INT([.C70]/10)*4)=SUM([.D70:.H70]); &quot;Validé&quot;; &quot;Manque : &quot; &amp; (12+(2*[.C70])+(INT([.C70]/10)*4) - SUM([.D70:.H70])))" office:value-type="string" office:string-value="Manque : 94" calcext:value-type="string">
            <text:p>Manque : 94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debuffStrength4</text:p>
          </table:table-cell>
          <table:table-cell table:number-columns-repeated="2"/>
          <table:table-cell table:style-name="ce43" office:value-type="float" office:value="39" calcext:value-type="float">
            <text:p>3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bandit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formula="of:=IF(12+(2*[.C71])+(INT([.C71]/10)*4)=SUM([.D71:.H71]); &quot;Validé&quot;; &quot;Manque : &quot; &amp; (12+(2*[.C71])+(INT([.C71]/10)*4) - SUM([.D71:.H71])))" office:value-type="string" office:string-value="Manque : 94" calcext:value-type="string">
            <text:p>Manque : 94</text:p>
          </table:table-cell>
          <table:table-cell table:number-columns-repeated="6"/>
          <table:table-cell table:style-name="ce52" office:value-type="string" calcext:value-type="string">
            <text:p>debuffAgility4</text:p>
          </table:table-cell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Araignée géante</text:p>
          </table:table-cell>
          <table:table-cell office:value-type="string" calcext:value-type="string">
            <text:p>araigneeGeante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table:formula="of:=IF(12+(2*[.C72])+(INT([.C72]/10)*4)=SUM([.D72:.H72]); &quot;Validé&quot;; &quot;Manque : &quot; &amp; (12+(2*[.C72])+(INT([.C72]/10)*4) - SUM([.D72:.H72])))" office:value-type="string" office:string-value="Manque : 96" calcext:value-type="string">
            <text:p>Manque : 9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Élémentaire de feu</text:p>
          </table:table-cell>
          <table:table-cell office:value-type="string" calcext:value-type="string">
            <text:p>elementaireFeu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table:formula="of:=IF(12+(2*[.C73])+(INT([.C73]/10)*4)=SUM([.D73:.H73]); &quot;Validé&quot;; &quot;Manque : &quot; &amp; (12+(2*[.C73])+(INT([.C73]/10)*4) - SUM([.D73:.H73])))" office:value-type="string" office:string-value="Manque : 96" calcext:value-type="string">
            <text:p>Manque : 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4</text:p>
          </table:table-cell>
          <table:table-cell office:value-type="string" calcext:value-type="string">
            <text:p>fireAoe4</text:p>
          </table:table-cell>
          <table:table-cell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Squelette</text:p>
          </table:table-cell>
          <table:table-cell office:value-type="string" calcext:value-type="string">
            <text:p>squelette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formula="of:=IF(12+(2*[.C74])+(INT([.C74]/10)*4)=SUM([.D74:.H74]); &quot;Validé&quot;; &quot;Manque : &quot; &amp; (12+(2*[.C74])+(INT([.C74]/10)*4) - SUM([.D74:.H74])))" office:value-type="string" office:string-value="Manque : 98" calcext:value-type="string">
            <text:p>Manque : 9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darkTarget4</text:p>
          </table:table-cell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Maraudeur</text:p>
          </table:table-cell>
          <table:table-cell office:value-type="string" calcext:value-type="string">
            <text:p>maraudeur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formula="of:=IF(12+(2*[.C75])+(INT([.C75]/10)*4)=SUM([.D75:.H75]); &quot;Validé&quot;; &quot;Manque : &quot; &amp; (12+(2*[.C75])+(INT([.C75]/10)*4) - SUM([.D75:.H75])))" office:value-type="string" office:string-value="Manque : 98" calcext:value-type="string">
            <text:p>Manque : 98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number-columns-repeated="3"/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Scorpion géant</text:p>
          </table:table-cell>
          <table:table-cell office:value-type="string" calcext:value-type="string">
            <text:p>scorpionGeant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table:formula="of:=IF(12+(2*[.C76])+(INT([.C76]/10)*4)=SUM([.D76:.H76]); &quot;Validé&quot;; &quot;Manque : &quot; &amp; (12+(2*[.C76])+(INT([.C76]/10)*4) - SUM([.D76:.H76])))" office:value-type="string" office:string-value="Manque : 100" calcext:value-type="string">
            <text:p>Manque : 100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Guerrier orc</text:p>
          </table:table-cell>
          <table:table-cell office:value-type="string" calcext:value-type="string">
            <text:p>guerrierOrc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table:formula="of:=IF(12+(2*[.C77])+(INT([.C77]/10)*4)=SUM([.D77:.H77]); &quot;Validé&quot;; &quot;Manque : &quot; &amp; (12+(2*[.C77])+(INT([.C77]/10)*4) - SUM([.D77:.H77])))" office:value-type="string" office:string-value="Manque : 100" calcext:value-type="string">
            <text:p>Manque : 100</text:p>
          </table:table-cell>
          <table:table-cell table:number-columns-repeated="6"/>
          <table:table-cell table:style-name="ce59" office:value-type="string" calcext:value-type="string">
            <text:p>buffVitality4</text:p>
          </table:table-cell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oule</text:p>
          </table:table-cell>
          <table:table-cell office:value-type="string" calcext:value-type="string">
            <text:p>goule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table:formula="of:=IF(12+(2*[.C78])+(INT([.C78]/10)*4)=SUM([.D78:.H78]); &quot;Validé&quot;; &quot;Manque : &quot; &amp; (12+(2*[.C78])+(INT([.C78]/10)*4) - SUM([.D78:.H78])))" office:value-type="string" office:string-value="Manque : 102" calcext:value-type="string">
            <text:p>Manque : 102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debuffVitality1</text:p>
          </table:table-cell>
          <table:table-cell office:value-type="string" calcext:value-type="string">
            <text:p>darkAoe4</text:p>
          </table:table-cell>
          <table:table-cell/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Mercenaire</text:p>
          </table:table-cell>
          <table:table-cell office:value-type="string" calcext:value-type="string">
            <text:p>mercenaire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table:formula="of:=IF(12+(2*[.C79])+(INT([.C79]/10)*4)=SUM([.D79:.H79]); &quot;Validé&quot;; &quot;Manque : &quot; &amp; (12+(2*[.C79])+(INT([.C79]/10)*4) - SUM([.D79:.H79])))" office:value-type="string" office:string-value="Manque : 102" calcext:value-type="string">
            <text:p>Manque : 102</text:p>
          </table:table-cell>
          <table:table-cell table:number-columns-repeated="6"/>
          <table:table-cell table:style-name="ce60" office:value-type="string" calcext:value-type="string">
            <text:p>buffWillpower4</text:p>
          </table:table-cell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Sanglier</text:p>
          </table:table-cell>
          <table:table-cell office:value-type="string" calcext:value-type="string">
            <text:p>sanglier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formula="of:=IF(12+(2*[.C80])+(INT([.C80]/10)*4)=SUM([.D80:.H80]); &quot;Validé&quot;; &quot;Manque : &quot; &amp; (12+(2*[.C80])+(INT([.C80]/10)*4) - SUM([.D80:.H80])))" office:value-type="string" office:string-value="Manque : 108" calcext:value-type="string">
            <text:p>Manque : 108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Élémentaire de glace</text:p>
          </table:table-cell>
          <table:table-cell office:value-type="string" calcext:value-type="string">
            <text:p>elementaireGlace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formula="of:=IF(12+(2*[.C81])+(INT([.C81]/10)*4)=SUM([.D81:.H81]); &quot;Validé&quot;; &quot;Manque : &quot; &amp; (12+(2*[.C81])+(INT([.C81]/10)*4) - SUM([.D81:.H81])))" office:value-type="string" office:string-value="Manque : 108" calcext:value-type="string">
            <text:p>Manque : 1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ceTarget5</text:p>
          </table:table-cell>
          <table:table-cell office:value-type="string" calcext:value-type="string">
            <text:p>iceAoe5</text:p>
          </table:table-cell>
          <table:table-cell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Revenant</text:p>
          </table:table-cell>
          <table:table-cell office:value-type="string" calcext:value-type="string">
            <text:p>revenant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formula="of:=IF(12+(2*[.C82])+(INT([.C82]/10)*4)=SUM([.D82:.H82]); &quot;Validé&quot;; &quot;Manque : &quot; &amp; (12+(2*[.C82])+(INT([.C82]/10)*4) - SUM([.D82:.H82])))" office:value-type="string" office:string-value="Manque : 110" calcext:value-type="string">
            <text:p>Manque : 11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debuffAgility5</text:p>
          </table:table-cell>
          <table:table-cell table:number-columns-repeated="2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Barbare</text:p>
          </table:table-cell>
          <table:table-cell office:value-type="string" calcext:value-type="string">
            <text:p>barbare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formula="of:=IF(12+(2*[.C83])+(INT([.C83]/10)*4)=SUM([.D83:.H83]); &quot;Validé&quot;; &quot;Manque : &quot; &amp; (12+(2*[.C83])+(INT([.C83]/10)*4) - SUM([.D83:.H83])))" office:value-type="string" office:string-value="Manque : 110" calcext:value-type="string">
            <text:p>Manque : 110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5</text:p>
          </table:table-cell>
          <table:table-cell table:number-columns-repeated="2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Loup</text:p>
          </table:table-cell>
          <table:table-cell office:value-type="string" calcext:value-type="string">
            <text:p>loup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table:formula="of:=IF(12+(2*[.C84])+(INT([.C84]/10)*4)=SUM([.D84:.H84]); &quot;Validé&quot;; &quot;Manque : &quot; &amp; (12+(2*[.C84])+(INT([.C84]/10)*4) - SUM([.D84:.H84])))" office:value-type="string" office:string-value="Manque : 112" calcext:value-type="string">
            <text:p>Manque : 112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Hobgobelin</text:p>
          </table:table-cell>
          <table:table-cell office:value-type="string" calcext:value-type="string">
            <text:p>hobgobelin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table:formula="of:=IF(12+(2*[.C85])+(INT([.C85]/10)*4)=SUM([.D85:.H85]); &quot;Validé&quot;; &quot;Manque : &quot; &amp; (12+(2*[.C85])+(INT([.C85]/10)*4) - SUM([.D85:.H85])))" office:value-type="string" office:string-value="Manque : 112" calcext:value-type="string">
            <text:p>Manque : 112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Vampire</text:p>
          </table:table-cell>
          <table:table-cell office:value-type="string" calcext:value-type="string">
            <text:p>vampire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table:formula="of:=IF(12+(2*[.C86])+(INT([.C86]/10)*4)=SUM([.D86:.H86]); &quot;Validé&quot;; &quot;Manque : &quot; &amp; (12+(2*[.C86])+(INT([.C86]/10)*4) - SUM([.D86:.H86])))" office:value-type="string" office:string-value="Manque : 114" calcext:value-type="string">
            <text:p>Manque : 114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5</text:p>
          </table:table-cell>
          <table:table-cell table:style-name="ce57" office:value-type="string" calcext:value-type="string">
            <text:p>debuffWillpower5</text:p>
          </table:table-cell>
          <table:table-cell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assassin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table:formula="of:=IF(12+(2*[.C87])+(INT([.C87]/10)*4)=SUM([.D87:.H87]); &quot;Validé&quot;; &quot;Manque : &quot; &amp; (12+(2*[.C87])+(INT([.C87]/10)*4) - SUM([.D87:.H87])))" office:value-type="string" office:string-value="Manque : 114" calcext:value-type="string">
            <text:p>Manque : 114</text:p>
          </table:table-cell>
          <table:table-cell table:number-columns-repeated="6"/>
          <table:table-cell table:style-name="ce54" office:value-type="string" calcext:value-type="string">
            <text:p>buffAgility5</text:p>
          </table:table-cell>
          <table:table-cell table:number-columns-repeated="2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ours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formula="of:=IF(12+(2*[.C88])+(INT([.C88]/10)*4)=SUM([.D88:.H88]); &quot;Validé&quot;; &quot;Manque : &quot; &amp; (12+(2*[.C88])+(INT([.C88]/10)*4) - SUM([.D88:.H88])))" office:value-type="string" office:string-value="Manque : 116" calcext:value-type="string">
            <text:p>Manque : 116</text:p>
          </table:table-cell>
          <table:table-cell table:number-columns-repeated="9"/>
          <table:table-cell table:style-name="ce44" office:value-type="float" office:value="40" calcext:value-type="float">
            <text:p>4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Élémentaire de terre</text:p>
          </table:table-cell>
          <table:table-cell office:value-type="string" calcext:value-type="string">
            <text:p>elementaireTerre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formula="of:=IF(12+(2*[.C89])+(INT([.C89]/10)*4)=SUM([.D89:.H89]); &quot;Validé&quot;; &quot;Manque : &quot; &amp; (12+(2*[.C89])+(INT([.C89]/10)*4) - SUM([.D89:.H89])))" office:value-type="string" office:string-value="Manque : 116" calcext:value-type="string">
            <text:p>Manque : 1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arthTarget5</text:p>
          </table:table-cell>
          <table:table-cell office:value-type="string" calcext:value-type="string">
            <text:p>earthAoe5</text:p>
          </table:table-cell>
          <table:table-cell/>
          <table:table-cell table:style-name="ce44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Spectre</text:p>
          </table:table-cell>
          <table:table-cell office:value-type="string" calcext:value-type="string">
            <text:p>spectre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table:formula="of:=IF(12+(2*[.C90])+(INT([.C90]/10)*4)=SUM([.D90:.H90]); &quot;Validé&quot;; &quot;Manque : &quot; &amp; (12+(2*[.C90])+(INT([.C90]/10)*4) - SUM([.D90:.H90])))" office:value-type="string" office:string-value="Manque : 118" calcext:value-type="string">
            <text:p>Manque : 118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Target5</text:p>
          </table:table-cell>
          <table:table-cell table:style-name="ce58" office:value-type="string" calcext:value-type="string">
            <text:p>debuffStrength5</text:p>
          </table:table-cell>
          <table:table-cell/>
          <table:table-cell table:style-name="ce44" office:value-type="float" office:value="49" calcext:value-type="float">
            <text:p>49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Nécromancien</text:p>
          </table:table-cell>
          <table:table-cell office:value-type="string" calcext:value-type="string">
            <text:p>necromancien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table:formula="of:=IF(12+(2*[.C91])+(INT([.C91]/10)*4)=SUM([.D91:.H91]); &quot;Validé&quot;; &quot;Manque : &quot; &amp; (12+(2*[.C91])+(INT([.C91]/10)*4) - SUM([.D91:.H91])))" office:value-type="string" office:string-value="Manque : 118" calcext:value-type="string">
            <text:p>Manque : 118</text:p>
          </table:table-cell>
          <table:table-cell table:number-columns-repeated="6"/>
          <table:table-cell office:value-type="string" calcext:value-type="string">
            <text:p>darkAoe5</text:p>
          </table:table-cell>
          <table:table-cell table:style-name="ce51" office:value-type="string" calcext:value-type="string">
            <text:p>debuffVitality5</text:p>
          </table:table-cell>
          <table:table-cell/>
          <table:table-cell table:style-name="ce44"/>
          <table:table-cell table:number-columns-repeated="16361"/>
        </table:table-row>
        <table:table-row table:style-name="ro1">
          <table:table-cell table:style-name="ce3" office:value-type="string" calcext:value-type="string">
            <text:p>Basilic</text:p>
          </table:table-cell>
          <table:table-cell office:value-type="string" calcext:value-type="string">
            <text:p>basilic</text:p>
          </table:table-cell>
          <table:table-cell office:value-type="float" office:value="46" calcext:value-type="float">
            <text:p>46</text:p>
          </table:table-cell>
          <table:table-cell table:number-columns-repeated="5"/>
          <table:table-cell table:formula="of:=IF(12+(2*[.C92])+(INT([.C92]/10)*4)=SUM([.D92:.H92]); &quot;Validé&quot;; &quot;Manque : &quot; &amp; (12+(2*[.C92])+(INT([.C92]/10)*4) - SUM([.D92:.H92])))" office:value-type="string" office:string-value="Manque : 120" calcext:value-type="string">
            <text:p>Manque : 120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2" office:value-type="string" calcext:value-type="string">
            <text:p>debuffAgility5</text:p>
          </table:table-cell>
          <table:table-cell table:number-columns-repeated="2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troll</text:p>
          </table:table-cell>
          <table:table-cell office:value-type="float" office:value="46" calcext:value-type="float">
            <text:p>46</text:p>
          </table:table-cell>
          <table:table-cell table:number-columns-repeated="5"/>
          <table:table-cell table:formula="of:=IF(12+(2*[.C93])+(INT([.C93]/10)*4)=SUM([.D93:.H93]); &quot;Validé&quot;; &quot;Manque : &quot; &amp; (12+(2*[.C93])+(INT([.C93]/10)*4) - SUM([.D93:.H93])))" office:value-type="string" office:string-value="Manque : 120" calcext:value-type="string">
            <text:p>Manque : 120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44"/>
          <table:table-cell table:number-columns-repeated="16361"/>
        </table:table-row>
        <table:table-row table:style-name="ro1">
          <table:table-cell table:style-name="ce3" office:value-type="string" calcext:value-type="string">
            <text:p>Momie</text:p>
          </table:table-cell>
          <table:table-cell office:value-type="string" calcext:value-type="string">
            <text:p>momie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table:formula="of:=IF(12+(2*[.C94])+(INT([.C94]/10)*4)=SUM([.D94:.H94]); &quot;Validé&quot;; &quot;Manque : &quot; &amp; (12+(2*[.C94])+(INT([.C94]/10)*4) - SUM([.D94:.H94])))" office:value-type="string" office:string-value="Manque : 122" calcext:value-type="string">
            <text:p>Manque : 12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debuffIntelligence5</text:p>
          </table:table-cell>
          <table:table-cell table:number-columns-repeated="2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Templier noir</text:p>
          </table:table-cell>
          <table:table-cell office:value-type="string" calcext:value-type="string">
            <text:p>templierNoir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table:formula="of:=IF(12+(2*[.C95])+(INT([.C95]/10)*4)=SUM([.D95:.H95]); &quot;Validé&quot;; &quot;Manque : &quot; &amp; (12+(2*[.C95])+(INT([.C95]/10)*4) - SUM([.D95:.H95])))" office:value-type="string" office:string-value="Manque : 122" calcext:value-type="string">
            <text:p>Manque : 122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5</text:p>
          </table:table-cell>
          <table:table-cell table:style-name="ce59" office:value-type="string" calcext:value-type="string">
            <text:p>buffVitality5</text:p>
          </table:table-cell>
          <table:table-cell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string" calcext:value-type="string">
            <text:p>manticore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formula="of:=IF(12+(2*[.C96])+(INT([.C96]/10)*4)=SUM([.D96:.H96]); &quot;Validé&quot;; &quot;Manque : &quot; &amp; (12+(2*[.C96])+(INT([.C96]/10)*4) - SUM([.D96:.H96])))" office:value-type="string" office:string-value="Manque : 124" calcext:value-type="string">
            <text:p>Manque : 124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3"/>
          <table:table-cell office:value-type="string" calcext:value-type="string">
            <text:p>fireAoe5</text:p>
          </table:table-cell>
          <table:table-cell table:number-columns-repeated="2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Élémentaire de foudre</text:p>
          </table:table-cell>
          <table:table-cell office:value-type="string" calcext:value-type="string">
            <text:p>elementaireFoudre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table:formula="of:=IF(12+(2*[.C97])+(INT([.C97]/10)*4)=SUM([.D97:.H97]); &quot;Validé&quot;; &quot;Manque : &quot; &amp; (12+(2*[.C97])+(INT([.C97]/10)*4) - SUM([.D97:.H97])))" office:value-type="string" office:string-value="Manque : 124" calcext:value-type="string">
            <text:p>Manque : 1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Target5</text:p>
          </table:table-cell>
          <table:table-cell office:value-type="string" calcext:value-type="string">
            <text:p>lightningAoe5</text:p>
          </table:table-cell>
          <table:table-cell/>
          <table:table-cell table:style-name="ce44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rocodile</text:p>
          </table:table-cell>
          <table:table-cell table:style-name="Default" office:value-type="string" calcext:value-type="string">
            <text:p>crocodile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table:formula="of:=IF(12+(2*[.C98])+(INT([.C98]/10)*4)=SUM([.D98:.H98]); &quot;Validé&quot;; &quot;Manque : &quot; &amp; (12+(2*[.C98])+(INT([.C98]/10)*4) - SUM([.D98:.H98])))" office:value-type="string" office:string-value="Manque : 126" calcext:value-type="string">
            <text:p>Manque : 126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berserker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table:formula="of:=IF(12+(2*[.C99])+(INT([.C99]/10)*4)=SUM([.D99:.H99]); &quot;Validé&quot;; &quot;Manque : &quot; &amp; (12+(2*[.C99])+(INT([.C99]/10)*4) - SUM([.D99:.H99])))" office:value-type="string" office:string-value="Manque : 126" calcext:value-type="string">
            <text:p>Manque : 126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5</text:p>
          </table:table-cell>
          <table:table-cell table:number-columns-repeated="2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Chimère</text:p>
          </table:table-cell>
          <table:table-cell office:value-type="string" calcext:value-type="string">
            <text:p>chimere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formula="of:=IF(12+(2*[.C100])+(INT([.C100]/10)*4)=SUM([.D100:.H100]); &quot;Validé&quot;; &quot;Manque : &quot; &amp; (12+(2*[.C100])+(INT([.C100]/10)*4) - SUM([.D100:.H100])))" office:value-type="string" office:string-value="Manque : 132" calcext:value-type="string">
            <text:p>Manque : 132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6</text:p>
          </table:table-cell>
          <table:table-cell table:style-name="ce60" office:value-type="string" calcext:value-type="string">
            <text:p>buffWillpower6</text:p>
          </table:table-cell>
          <table:table-cell/>
          <table:table-cell table:style-name="ce45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éant</text:p>
          </table:table-cell>
          <table:table-cell office:value-type="string" calcext:value-type="string">
            <text:p>geant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formula="of:=IF(12+(2*[.C101])+(INT([.C101]/10)*4)=SUM([.D101:.H101]); &quot;Validé&quot;; &quot;Manque : &quot; &amp; (12+(2*[.C101])+(INT([.C101]/10)*4) - SUM([.D101:.H101])))" office:value-type="string" office:string-value="Manque : 132" calcext:value-type="string">
            <text:p>Manque : 13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Dragonnet rouge</text:p>
          </table:table-cell>
          <table:table-cell office:value-type="string" calcext:value-type="string">
            <text:p>dragonnetRouge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formula="of:=IF(12+(2*[.C102])+(INT([.C102]/10)*4)=SUM([.D102:.H102]); &quot;Validé&quot;; &quot;Manque : &quot; &amp; (12+(2*[.C102])+(INT([.C102]/10)*4) - SUM([.D102:.H102])))" office:value-type="string" office:string-value="Manque : 134" calcext:value-type="string">
            <text:p>Manque : 134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Aoe6</text:p>
          </table:table-cell>
          <table:table-cell table:number-columns-repeated="2"/>
          <table:table-cell table:style-name="ce45"/>
          <table:table-cell table:number-columns-repeated="16361"/>
        </table:table-row>
        <table:table-row table:style-name="ro1">
          <table:table-cell table:style-name="Default" office:value-type="string" calcext:value-type="string">
            <text:p>Apôtre maudit</text:p>
          </table:table-cell>
          <table:table-cell office:value-type="string" calcext:value-type="string">
            <text:p>apotreMaudit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formula="of:=IF(12+(2*[.C103])+(INT([.C103]/10)*4)=SUM([.D103:.H103]); &quot;Validé&quot;; &quot;Manque : &quot; &amp; (12+(2*[.C103])+(INT([.C103]/10)*4) - SUM([.D103:.H103])))" office:value-type="string" office:string-value="Manque : 134" calcext:value-type="string">
            <text:p>Manque : 13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6</text:p>
          </table:table-cell>
          <table:table-cell office:value-type="string" calcext:value-type="string">
            <text:p>healTarget6</text:p>
          </table:table-cell>
          <table:table-cell/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Griffon</text:p>
          </table:table-cell>
          <table:table-cell office:value-type="string" calcext:value-type="string">
            <text:p>griffon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formula="of:=IF(12+(2*[.C104])+(INT([.C104]/10)*4)=SUM([.D104:.H104]); &quot;Validé&quot;; &quot;Manque : &quot; &amp; (12+(2*[.C104])+(INT([.C104]/10)*4) - SUM([.D104:.H104])))" office:value-type="string" office:string-value="Manque : 136" calcext:value-type="string">
            <text:p>Manque : 136</text:p>
          </table:table-cell>
          <table:table-cell office:value-type="string" calcext:value-type="string">
            <text:p>0.5</text:p>
          </table:table-cell>
          <table:table-cell table:number-columns-repeated="5"/>
          <table:table-cell table:style-name="ce56" office:value-type="string" calcext:value-type="string">
            <text:p>buffIntelligence6</text:p>
          </table:table-cell>
          <table:table-cell table:number-columns-repeated="2"/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Élémentaire de ténèbres</text:p>
          </table:table-cell>
          <table:table-cell office:value-type="string" calcext:value-type="string">
            <text:p>elementaireTenebres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formula="of:=IF(12+(2*[.C105])+(INT([.C105]/10)*4)=SUM([.D105:.H105]); &quot;Validé&quot;; &quot;Manque : &quot; &amp; (12+(2*[.C105])+(INT([.C105]/10)*4) - SUM([.D105:.H105])))" office:value-type="string" office:string-value="Manque : 136" calcext:value-type="string">
            <text:p>Manque : 13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Target6</text:p>
          </table:table-cell>
          <table:table-cell office:value-type="string" calcext:value-type="string">
            <text:p>darkAoe6</text:p>
          </table:table-cell>
          <table:table-cell/>
          <table:table-cell table:style-name="ce45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entaure</text:p>
          </table:table-cell>
          <table:table-cell table:style-name="Default" office:value-type="string" calcext:value-type="string">
            <text:p>centaure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formula="of:=IF(12+(2*[.C106])+(INT([.C106]/10)*4)=SUM([.D106:.H106]); &quot;Validé&quot;; &quot;Manque : &quot; &amp; (12+(2*[.C106])+(INT([.C106]/10)*4) - SUM([.D106:.H106])))" office:value-type="string" office:string-value="Manque : 138" calcext:value-type="string">
            <text:p>Manque : 1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52" office:value-type="string" calcext:value-type="string">
            <text:p>debuffAgility6</text:p>
          </table:table-cell>
          <table:table-cell table:number-columns-repeated="2"/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Avatar martial</text:p>
          </table:table-cell>
          <table:table-cell office:value-type="string" calcext:value-type="string">
            <text:p>avatarMartial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formula="of:=IF(12+(2*[.C107])+(INT([.C107]/10)*4)=SUM([.D107:.H107]); &quot;Validé&quot;; &quot;Manque : &quot; &amp; (12+(2*[.C107])+(INT([.C107]/10)*4) - SUM([.D107:.H107])))" office:value-type="string" office:string-value="Manque : 138" calcext:value-type="string">
            <text:p>Manque : 138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4" office:value-type="string" calcext:value-type="string">
            <text:p>buffAgility6</text:p>
          </table:table-cell>
          <table:table-cell table:number-columns-repeated="2"/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Wyverne</text:p>
          </table:table-cell>
          <table:table-cell office:value-type="string" calcext:value-type="string">
            <text:p>wyverne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formula="of:=IF(12+(2*[.C108])+(INT([.C108]/10)*4)=SUM([.D108:.H108]); &quot;Validé&quot;; &quot;Manque : &quot; &amp; (12+(2*[.C108])+(INT([.C108]/10)*4) - SUM([.D108:.H108])))" office:value-type="string" office:string-value="Manque : 140" calcext:value-type="string">
            <text:p>Manque : 140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6"/>
          <table:table-cell table:style-name="ce45" office:value-type="float" office:value="50" calcext:value-type="float">
            <text:p>5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haman gobelin</text:p>
          </table:table-cell>
          <table:table-cell office:value-type="string" calcext:value-type="string">
            <text:p>chamanGobelin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formula="of:=IF(12+(2*[.C109])+(INT([.C109]/10)*4)=SUM([.D109:.H109]); &quot;Validé&quot;; &quot;Manque : &quot; &amp; (12+(2*[.C109])+(INT([.C109]/10)*4) - SUM([.D109:.H109])))" office:value-type="string" office:string-value="Manque : 140" calcext:value-type="string">
            <text:p>Manque : 140</text:p>
          </table:table-cell>
          <table:table-cell table:number-columns-repeated="6"/>
          <table:table-cell table:style-name="ce56" office:value-type="string" calcext:value-type="string">
            <text:p>buffIntelligence6</text:p>
          </table:table-cell>
          <table:table-cell office:value-type="string" calcext:value-type="string">
            <text:p>healTarget6</text:p>
          </table:table-cell>
          <table:table-cell/>
          <table:table-cell table:style-name="ce45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Dragonnet blanc</text:p>
          </table:table-cell>
          <table:table-cell office:value-type="string" calcext:value-type="string">
            <text:p>dragonnetBlanc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formula="of:=IF(12+(2*[.C110])+(INT([.C110]/10)*4)=SUM([.D110:.H110]); &quot;Validé&quot;; &quot;Manque : &quot; &amp; (12+(2*[.C110])+(INT([.C110]/10)*4) - SUM([.D110:.H110])))" office:value-type="string" office:string-value="Manque : 142" calcext:value-type="string">
            <text:p>Manque : 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iceAoe6</text:p>
          </table:table-cell>
          <table:table-cell table:number-columns-repeated="2"/>
          <table:table-cell table:style-name="ce45" office:value-type="float" office:value="59" calcext:value-type="float">
            <text:p>5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itan délabré</text:p>
          </table:table-cell>
          <table:table-cell office:value-type="string" calcext:value-type="string">
            <text:p>titanDelabre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formula="of:=IF(12+(2*[.C111])+(INT([.C111]/10)*4)=SUM([.D111:.H111]); &quot;Validé&quot;; &quot;Manque : &quot; &amp; (12+(2*[.C111])+(INT([.C111]/10)*4) - SUM([.D111:.H111])))" office:value-type="string" office:string-value="Manque : 142" calcext:value-type="string">
            <text:p>Manque : 142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0.5</text:p>
          </table:table-cell>
          <table:table-cell table:number-columns-repeated="2"/>
          <table:table-cell table:style-name="ce53" office:value-type="string" calcext:value-type="string">
            <text:p>buffStrength6</text:p>
          </table:table-cell>
          <table:table-cell table:number-columns-repeated="2"/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Sphinx</text:p>
          </table:table-cell>
          <table:table-cell office:value-type="string" calcext:value-type="string">
            <text:p>sphinx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formula="of:=IF(12+(2*[.C112])+(INT([.C112]/10)*4)=SUM([.D112:.H112]); &quot;Validé&quot;; &quot;Manque : &quot; &amp; (12+(2*[.C112])+(INT([.C112]/10)*4) - SUM([.D112:.H112])))" office:value-type="string" office:string-value="Manque : 144" calcext:value-type="string">
            <text:p>Manque : 144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string" calcext:value-type="string">
            <text:p>fireAoe6</text:p>
          </table:table-cell>
          <table:table-cell office:value-type="string" calcext:value-type="string">
            <text:p>healAoe6</text:p>
          </table:table-cell>
          <table:table-cell/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Élémentaire de lumière</text:p>
          </table:table-cell>
          <table:table-cell office:value-type="string" calcext:value-type="string">
            <text:p>elementaireLumiere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formula="of:=IF(12+(2*[.C113])+(INT([.C113]/10)*4)=SUM([.D113:.H113]); &quot;Validé&quot;; &quot;Manque : &quot; &amp; (12+(2*[.C113])+(INT([.C113]/10)*4) - SUM([.D113:.H113])))" office:value-type="string" office:string-value="Manque : 144" calcext:value-type="string">
            <text:p>Manque : 14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yTarget6</text:p>
          </table:table-cell>
          <table:table-cell office:value-type="string" calcext:value-type="string">
            <text:p>holyAoe6</text:p>
          </table:table-cell>
          <table:table-cell/>
          <table:table-cell table:style-name="ce45"/>
          <table:table-cell table:number-columns-repeated="16361"/>
        </table:table-row>
        <table:table-row table:style-name="ro1">
          <table:table-cell table:style-name="Default" office:value-type="string" calcext:value-type="string">
            <text:p>Diablotin</text:p>
          </table:table-cell>
          <table:table-cell table:style-name="Default" office:value-type="string" calcext:value-type="string">
            <text:p>diablotin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table:formula="of:=IF(12+(2*[.C114])+(INT([.C114]/10)*4)=SUM([.D114:.H114]); &quot;Validé&quot;; &quot;Manque : &quot; &amp; (12+(2*[.C114])+(INT([.C114]/10)*4) - SUM([.D114:.H114])))" office:value-type="string" office:string-value="Manque : 146" calcext:value-type="string">
            <text:p>Manque : 146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table:style-name="ce55" office:value-type="string" calcext:value-type="string">
            <text:p>debuffIntelligence6</text:p>
          </table:table-cell>
          <table:table-cell office:value-type="string" calcext:value-type="string">
            <text:p>darkTarget6</text:p>
          </table:table-cell>
          <table:table-cell/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Golem de pierre</text:p>
          </table:table-cell>
          <table:table-cell office:value-type="string" calcext:value-type="string">
            <text:p>golemPierre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table:formula="of:=IF(12+(2*[.C115])+(INT([.C115]/10)*4)=SUM([.D115:.H115]); &quot;Validé&quot;; &quot;Manque : &quot; &amp; (12+(2*[.C115])+(INT([.C115]/10)*4) - SUM([.D115:.H115])))" office:value-type="string" office:string-value="Manque : 146" calcext:value-type="string">
            <text:p>Manque : 1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5"/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Naga</text:p>
          </table:table-cell>
          <table:table-cell office:value-type="string" calcext:value-type="string">
            <text:p>naga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table:formula="of:=IF(12+(2*[.C116])+(INT([.C116]/10)*4)=SUM([.D116:.H116]); &quot;Validé&quot;; &quot;Manque : &quot; &amp; (12+(2*[.C116])+(INT([.C116]/10)*4) - SUM([.D116:.H116])))" office:value-type="string" office:string-value="Manque : 148" calcext:value-type="string">
            <text:p>Manque : 1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57" office:value-type="string" calcext:value-type="string">
            <text:p>debuffWillpower6</text:p>
          </table:table-cell>
          <table:table-cell table:style-name="ce59" office:value-type="string" calcext:value-type="string">
            <text:p>buffVitality6</text:p>
          </table:table-cell>
          <table:table-cell/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Chaman orc</text:p>
          </table:table-cell>
          <table:table-cell office:value-type="string" calcext:value-type="string">
            <text:p>chamanOrc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table:formula="of:=IF(12+(2*[.C117])+(INT([.C117]/10)*4)=SUM([.D117:.H117]); &quot;Validé&quot;; &quot;Manque : &quot; &amp; (12+(2*[.C117])+(INT([.C117]/10)*4) - SUM([.D117:.H117])))" office:value-type="string" office:string-value="Manque : 148" calcext:value-type="string">
            <text:p>Manque : 148</text:p>
          </table:table-cell>
          <table:table-cell table:number-columns-repeated="6"/>
          <table:table-cell office:value-type="string" calcext:value-type="string">
            <text:p>fireTarget6</text:p>
          </table:table-cell>
          <table:table-cell office:value-type="string" calcext:value-type="string">
            <text:p>healTarget6</text:p>
          </table:table-cell>
          <table:table-cell/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Dragonnet vert</text:p>
          </table:table-cell>
          <table:table-cell office:value-type="string" calcext:value-type="string">
            <text:p>dragonnetVert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table:formula="of:=IF(12+(2*[.C118])+(INT([.C118]/10)*4)=SUM([.D118:.H118]); &quot;Validé&quot;; &quot;Manque : &quot; &amp; (12+(2*[.C118])+(INT([.C118]/10)*4) - SUM([.D118:.H118])))" office:value-type="string" office:string-value="Manque : 150" calcext:value-type="string">
            <text:p>Manque : 1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earthAoe6</text:p>
          </table:table-cell>
          <table:table-cell table:number-columns-repeated="2"/>
          <table:table-cell table:style-name="ce45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ultiste</text:p>
          </table:table-cell>
          <table:table-cell table:style-name="Default" office:value-type="string" calcext:value-type="string">
            <text:p>cultiste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table:formula="of:=IF(12+(2*[.C119])+(INT([.C119]/10)*4)=SUM([.D119:.H119]); &quot;Validé&quot;; &quot;Manque : &quot; &amp; (12+(2*[.C119])+(INT([.C119]/10)*4) - SUM([.D119:.H119])))" office:value-type="string" office:string-value="Manque : 150" calcext:value-type="string">
            <text:p>Manque : 150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1" office:value-type="string" calcext:value-type="string">
            <text:p>debuffVitality6</text:p>
          </table:table-cell>
          <table:table-cell table:style-name="ce60" office:value-type="string" calcext:value-type="string">
            <text:p>buffWillpower6</text:p>
          </table:table-cell>
          <table:table-cell/>
          <table:table-cell table:style-name="ce45"/>
          <table:table-cell table:number-columns-repeated="16361"/>
        </table:table-row>
        <table:table-row table:style-name="ro1">
          <table:table-cell table:style-name="Default" office:value-type="string" calcext:value-type="string">
            <text:p>Hippogriffe</text:p>
          </table:table-cell>
          <table:table-cell table:style-name="Default" office:value-type="string" calcext:value-type="string">
            <text:p>hippogriffe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formula="of:=IF(12+(2*[.C120])+(INT([.C120]/10)*4)=SUM([.D120:.H120]); &quot;Validé&quot;; &quot;Manque : &quot; &amp; (12+(2*[.C120])+(INT([.C120]/10)*4) - SUM([.D120:.H120])))" office:value-type="string" office:string-value="Manque : 156" calcext:value-type="string">
            <text:p>Manque : 156</text:p>
          </table:table-cell>
          <table:table-cell office:value-type="string" calcext:value-type="string">
            <text:p>0.5</text:p>
          </table:table-cell>
          <table:table-cell table:number-columns-repeated="8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Élémentaire d’énergie</text:p>
          </table:table-cell>
          <table:table-cell office:value-type="string" calcext:value-type="string">
            <text:p>elementaireEnergie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formula="of:=IF(12+(2*[.C121])+(INT([.C121]/10)*4)=SUM([.D121:.H121]); &quot;Validé&quot;; &quot;Manque : &quot; &amp; (12+(2*[.C121])+(INT([.C121]/10)*4) - SUM([.D121:.H121])))" office:value-type="string" office:string-value="Manque : 156" calcext:value-type="string">
            <text:p>Manque : 156</text:p>
          </table:table-cell>
          <table:table-cell table:number-columns-repeated="6"/>
          <table:table-cell office:value-type="string" calcext:value-type="string">
            <text:p>windTarget7</text:p>
          </table:table-cell>
          <table:table-cell office:value-type="string" calcext:value-type="string">
            <text:p>windAoe7</text:p>
          </table:table-cell>
          <table:table-cell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Démon mineur</text:p>
          </table:table-cell>
          <table:table-cell office:value-type="string" calcext:value-type="string">
            <text:p>demonMineur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formula="of:=IF(12+(2*[.C122])+(INT([.C122]/10)*4)=SUM([.D122:.H122]); &quot;Validé&quot;; &quot;Manque : &quot; &amp; (12+(2*[.C122])+(INT([.C122]/10)*4) - SUM([.D122:.H122])))" office:value-type="string" office:string-value="Manque : 158" calcext:value-type="string">
            <text:p>Manque : 158</text:p>
          </table:table-cell>
          <table:table-cell table:number-columns-repeated="4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Aoe7</text:p>
          </table:table-cell>
          <table:table-cell table:number-columns-repeated="2"/>
          <table:table-cell table:style-name="ce46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olem de fer</text:p>
          </table:table-cell>
          <table:table-cell table:style-name="Default" office:value-type="string" calcext:value-type="string">
            <text:p>golemFer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formula="of:=IF(12+(2*[.C123])+(INT([.C123]/10)*4)=SUM([.D123:.H123]); &quot;Validé&quot;; &quot;Manque : &quot; &amp; (12+(2*[.C123])+(INT([.C123]/10)*4) - SUM([.D123:.H123])))" office:value-type="string" office:string-value="Manque : 158" calcext:value-type="string">
            <text:p>Manque : 1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Liche</text:p>
          </table:table-cell>
          <table:table-cell office:value-type="string" calcext:value-type="string">
            <text:p>liche</text:p>
          </table:table-cell>
          <table:table-cell office:value-type="float" office:value="62" calcext:value-type="float">
            <text:p>62</text:p>
          </table:table-cell>
          <table:table-cell table:number-columns-repeated="5"/>
          <table:table-cell table:formula="of:=IF(12+(2*[.C124])+(INT([.C124]/10)*4)=SUM([.D124:.H124]); &quot;Validé&quot;; &quot;Manque : &quot; &amp; (12+(2*[.C124])+(INT([.C124]/10)*4) - SUM([.D124:.H124])))" office:value-type="string" office:string-value="Manque : 160" calcext:value-type="string">
            <text:p>Manque : 160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Aoe7</text:p>
          </table:table-cell>
          <table:table-cell table:style-name="ce58" office:value-type="string" calcext:value-type="string">
            <text:p>debuffStrength7</text:p>
          </table:table-cell>
          <table:table-cell/>
          <table:table-cell table:style-name="ce46"/>
          <table:table-cell table:number-columns-repeated="16361"/>
        </table:table-row>
        <table:table-row table:style-name="ro1">
          <table:table-cell table:style-name="Default" office:value-type="string" calcext:value-type="string">
            <text:p>Ogre</text:p>
          </table:table-cell>
          <table:table-cell table:style-name="Default" office:value-type="string" calcext:value-type="string">
            <text:p>ogre</text:p>
          </table:table-cell>
          <table:table-cell office:value-type="float" office:value="62" calcext:value-type="float">
            <text:p>62</text:p>
          </table:table-cell>
          <table:table-cell table:number-columns-repeated="5"/>
          <table:table-cell table:formula="of:=IF(12+(2*[.C125])+(INT([.C125]/10)*4)=SUM([.D125:.H125]); &quot;Validé&quot;; &quot;Manque : &quot; &amp; (12+(2*[.C125])+(INT([.C125]/10)*4) - SUM([.D125:.H125])))" office:value-type="string" office:string-value="Manque : 160" calcext:value-type="string">
            <text:p>Manque : 16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Dragonnet bleu</text:p>
          </table:table-cell>
          <table:table-cell office:value-type="string" calcext:value-type="string">
            <text:p>dragonnetBleu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formula="of:=IF(12+(2*[.C126])+(INT([.C126]/10)*4)=SUM([.D126:.H126]); &quot;Validé&quot;; &quot;Manque : &quot; &amp; (12+(2*[.C126])+(INT([.C126]/10)*4) - SUM([.D126:.H126])))" office:value-type="string" office:string-value="Manque : 162" calcext:value-type="string">
            <text:p>Manque : 162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Aoe7</text:p>
          </table:table-cell>
          <table:table-cell table:number-columns-repeated="2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Zélote</text:p>
          </table:table-cell>
          <table:table-cell office:value-type="string" calcext:value-type="string">
            <text:p>zelote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formula="of:=IF(12+(2*[.C127])+(INT([.C127]/10)*4)=SUM([.D127:.H127]); &quot;Validé&quot;; &quot;Manque : &quot; &amp; (12+(2*[.C127])+(INT([.C127]/10)*4) - SUM([.D127:.H127])))" office:value-type="string" office:string-value="Manque : 162" calcext:value-type="string">
            <text:p>Manque : 162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7</text:p>
          </table:table-cell>
          <table:table-cell table:style-name="ce54" office:value-type="string" calcext:value-type="string">
            <text:p>buffAgility7</text:p>
          </table:table-cell>
          <table:table-cell/>
          <table:table-cell table:style-name="ce46"/>
          <table:table-cell table:number-columns-repeated="16361"/>
        </table:table-row>
        <table:table-row table:style-name="ro1">
          <table:table-cell table:style-name="Default" office:value-type="string" calcext:value-type="string">
            <text:p>Béhémoth</text:p>
          </table:table-cell>
          <table:table-cell table:style-name="Default" office:value-type="string" calcext:value-type="string">
            <text:p>behemoth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formula="of:=IF(12+(2*[.C128])+(INT([.C128]/10)*4)=SUM([.D128:.H128]); &quot;Validé&quot;; &quot;Manque : &quot; &amp; (12+(2*[.C128])+(INT([.C128]/10)*4) - SUM([.D128:.H128])))" office:value-type="string" office:string-value="Manque : 164" calcext:value-type="string">
            <text:p>Manque : 16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5</text:p>
          </table:table-cell>
          <table:table-cell table:number-columns-repeated="6"/>
          <table:table-cell table:style-name="ce46" office:value-type="float" office:value="60" calcext:value-type="float">
            <text:p>6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Élémentaire d’eau</text:p>
          </table:table-cell>
          <table:table-cell table:style-name="Default" office:value-type="string" calcext:value-type="string">
            <text:p>elementaireEau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table:formula="of:=IF(12+(2*[.C129])+(INT([.C129]/10)*4)=SUM([.D129:.H129]); &quot;Validé&quot;; &quot;Manque : &quot; &amp; (12+(2*[.C129])+(INT([.C129]/10)*4) - SUM([.D129:.H129])))" office:value-type="string" office:string-value="Manque : 164" calcext:value-type="string">
            <text:p>Manque : 164</text:p>
          </table:table-cell>
          <table:table-cell office:value-type="string" calcext:value-type="string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ealTarget7</text:p>
          </table:table-cell>
          <table:table-cell office:value-type="string" calcext:value-type="string">
            <text:p>healAoe7</text:p>
          </table:table-cell>
          <table:table-cell/>
          <table:table-cell table:style-name="ce46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ge déchu</text:p>
          </table:table-cell>
          <table:table-cell office:value-type="string" calcext:value-type="string">
            <text:p>angeDechu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table:formula="of:=IF(12+(2*[.C130])+(INT([.C130]/10)*4)=SUM([.D130:.H130]); &quot;Validé&quot;; &quot;Manque : &quot; &amp; (12+(2*[.C130])+(INT([.C130]/10)*4) - SUM([.D130:.H130])))" office:value-type="string" office:string-value="Manque : 166" calcext:value-type="string">
            <text:p>Manque : 16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7</text:p>
          </table:table-cell>
          <table:table-cell table:style-name="ce57" office:value-type="string" calcext:value-type="string">
            <text:p>debuffWillpower7</text:p>
          </table:table-cell>
          <table:table-cell/>
          <table:table-cell table:style-name="ce46" office:value-type="float" office:value="69" calcext:value-type="float">
            <text:p>69</text:p>
          </table:table-cell>
          <table:table-cell table:number-columns-repeated="16361"/>
        </table:table-row>
        <table:table-row table:style-name="ro1">
          <table:table-cell table:style-name="Default" office:value-type="string" calcext:value-type="string">
            <text:p>Golem de chair</text:p>
          </table:table-cell>
          <table:table-cell table:style-name="Default" office:value-type="string" calcext:value-type="string">
            <text:p>golemChair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table:formula="of:=IF(12+(2*[.C131])+(INT([.C131]/10)*4)=SUM([.D131:.H131]); &quot;Validé&quot;; &quot;Manque : &quot; &amp; (12+(2*[.C131])+(INT([.C131]/10)*4) - SUM([.D131:.H131])))" office:value-type="string" office:string-value="Manque : 166" calcext:value-type="string">
            <text:p>Manque : 16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51" office:value-type="string" calcext:value-type="string">
            <text:p>debuffVitality7</text:p>
          </table:table-cell>
          <table:table-cell table:number-columns-repeated="2"/>
          <table:table-cell table:style-name="ce46"/>
          <table:table-cell table:number-columns-repeated="16361"/>
        </table:table-row>
        <table:table-row table:style-name="ro1">
          <table:table-cell table:style-name="Default" office:value-type="string" calcext:value-type="string">
            <text:p>Satyr</text:p>
          </table:table-cell>
          <table:table-cell table:style-name="Default" office:value-type="string" calcext:value-type="string">
            <text:p>satyr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formula="of:=IF(12+(2*[.C132])+(INT([.C132]/10)*4)=SUM([.D132:.H132]); &quot;Validé&quot;; &quot;Manque : &quot; &amp; (12+(2*[.C132])+(INT([.C132]/10)*4) - SUM([.D132:.H132])))" office:value-type="string" office:string-value="Manque : 168" calcext:value-type="string">
            <text:p>Manque : 168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6" office:value-type="string" calcext:value-type="string">
            <text:p>buffIntelligence7</text:p>
          </table:table-cell>
          <table:table-cell table:style-name="ce55" office:value-type="string" calcext:value-type="string">
            <text:p>debuffIntelligence7</text:p>
          </table:table-cell>
          <table:table-cell/>
          <table:table-cell table:style-name="ce46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olosse</text:p>
          </table:table-cell>
          <table:table-cell table:style-name="Default" office:value-type="string" calcext:value-type="string">
            <text:p>colosse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formula="of:=IF(12+(2*[.C133])+(INT([.C133]/10)*4)=SUM([.D133:.H133]); &quot;Validé&quot;; &quot;Manque : &quot; &amp; (12+(2*[.C133])+(INT([.C133]/10)*4) - SUM([.D133:.H133])))" office:value-type="string" office:string-value="Manque : 168" calcext:value-type="string">
            <text:p>Manque : 168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Rat morbide</text:p>
          </table:table-cell>
          <table:table-cell office:value-type="string" calcext:value-type="string">
            <text:p>ratMorbide</text:p>
          </table:table-cell>
          <table:table-cell office:value-type="float" office:value="67" calcext:value-type="float">
            <text:p>67</text:p>
          </table:table-cell>
          <table:table-cell table:number-columns-repeated="5"/>
          <table:table-cell table:formula="of:=IF(12+(2*[.C134])+(INT([.C134]/10)*4)=SUM([.D134:.H134]); &quot;Validé&quot;; &quot;Manque : &quot; &amp; (12+(2*[.C134])+(INT([.C134]/10)*4) - SUM([.D134:.H134])))" office:value-type="string" office:string-value="Manque : 170" calcext:value-type="string">
            <text:p>Manque : 170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Pillard gobelin</text:p>
          </table:table-cell>
          <table:table-cell office:value-type="string" calcext:value-type="string">
            <text:p>pillardGobelin</text:p>
          </table:table-cell>
          <table:table-cell office:value-type="float" office:value="67" calcext:value-type="float">
            <text:p>67</text:p>
          </table:table-cell>
          <table:table-cell table:number-columns-repeated="5"/>
          <table:table-cell table:formula="of:=IF(12+(2*[.C135])+(INT([.C135]/10)*4)=SUM([.D135:.H135]); &quot;Validé&quot;; &quot;Manque : &quot; &amp; (12+(2*[.C135])+(INT([.C135]/10)*4) - SUM([.D135:.H135])))" office:value-type="string" office:string-value="Manque : 170" calcext:value-type="string">
            <text:p>Manque : 170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zombie</text:p>
          </table:table-cell>
          <table:table-cell office:value-type="float" office:value="68" calcext:value-type="float">
            <text:p>68</text:p>
          </table:table-cell>
          <table:table-cell table:number-columns-repeated="5"/>
          <table:table-cell table:formula="of:=IF(12+(2*[.C136])+(INT([.C136]/10)*4)=SUM([.D136:.H136]); &quot;Validé&quot;; &quot;Manque : &quot; &amp; (12+(2*[.C136])+(INT([.C136]/10)*4) - SUM([.D136:.H136])))" office:value-type="string" office:string-value="Manque : 172" calcext:value-type="string">
            <text:p>Manque : 172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debuffStrength7</text:p>
          </table:table-cell>
          <table:table-cell table:number-columns-repeated="2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bandit</text:p>
          </table:table-cell>
          <table:table-cell office:value-type="float" office:value="68" calcext:value-type="float">
            <text:p>68</text:p>
          </table:table-cell>
          <table:table-cell table:number-columns-repeated="5"/>
          <table:table-cell table:formula="of:=IF(12+(2*[.C137])+(INT([.C137]/10)*4)=SUM([.D137:.H137]); &quot;Validé&quot;; &quot;Manque : &quot; &amp; (12+(2*[.C137])+(INT([.C137]/10)*4) - SUM([.D137:.H137])))" office:value-type="string" office:string-value="Manque : 172" calcext:value-type="string">
            <text:p>Manque : 172</text:p>
          </table:table-cell>
          <table:table-cell table:number-columns-repeated="6"/>
          <table:table-cell table:style-name="ce52" office:value-type="string" calcext:value-type="string">
            <text:p>debuffAgility7</text:p>
          </table:table-cell>
          <table:table-cell table:number-columns-repeated="2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Araignée géante</text:p>
          </table:table-cell>
          <table:table-cell office:value-type="string" calcext:value-type="string">
            <text:p>araigneeGeante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formula="of:=IF(12+(2*[.C138])+(INT([.C138]/10)*4)=SUM([.D138:.H138]); &quot;Validé&quot;; &quot;Manque : &quot; &amp; (12+(2*[.C138])+(INT([.C138]/10)*4) - SUM([.D138:.H138])))" office:value-type="string" office:string-value="Manque : 174" calcext:value-type="string">
            <text:p>Manque : 17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Élémentaire de feu</text:p>
          </table:table-cell>
          <table:table-cell office:value-type="string" calcext:value-type="string">
            <text:p>elementaireFeu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formula="of:=IF(12+(2*[.C139])+(INT([.C139]/10)*4)=SUM([.D139:.H139]); &quot;Validé&quot;; &quot;Manque : &quot; &amp; (12+(2*[.C139])+(INT([.C139]/10)*4) - SUM([.D139:.H139])))" office:value-type="string" office:string-value="Manque : 174" calcext:value-type="string">
            <text:p>Manque : 1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7</text:p>
          </table:table-cell>
          <table:table-cell office:value-type="string" calcext:value-type="string">
            <text:p>fireAoe7</text:p>
          </table:table-cell>
          <table:table-cell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Squelette</text:p>
          </table:table-cell>
          <table:table-cell office:value-type="string" calcext:value-type="string">
            <text:p>squelette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table:formula="of:=IF(12+(2*[.C140])+(INT([.C140]/10)*4)=SUM([.D140:.H140]); &quot;Validé&quot;; &quot;Manque : &quot; &amp; (12+(2*[.C140])+(INT([.C140]/10)*4) - SUM([.D140:.H140])))" office:value-type="string" office:string-value="Manque : 180" calcext:value-type="string">
            <text:p>Manque : 18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darkTarget8</text:p>
          </table:table-cell>
          <table:table-cell table:number-columns-repeated="2"/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Maraudeur</text:p>
          </table:table-cell>
          <table:table-cell office:value-type="string" calcext:value-type="string">
            <text:p>maraudeur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table:formula="of:=IF(12+(2*[.C141])+(INT([.C141]/10)*4)=SUM([.D141:.H141]); &quot;Validé&quot;; &quot;Manque : &quot; &amp; (12+(2*[.C141])+(INT([.C141]/10)*4) - SUM([.D141:.H141])))" office:value-type="string" office:string-value="Manque : 180" calcext:value-type="string">
            <text:p>Manque : 180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number-columns-repeated="3"/>
          <table:table-cell table:style-name="ce47"/>
          <table:table-cell table:number-columns-repeated="16361"/>
        </table:table-row>
        <table:table-row table:style-name="ro1">
          <table:table-cell table:style-name="Default" office:value-type="string" calcext:value-type="string">
            <text:p>Scorpion géant</text:p>
          </table:table-cell>
          <table:table-cell office:value-type="string" calcext:value-type="string">
            <text:p>scorpionGeant</text:p>
          </table:table-cell>
          <table:table-cell office:value-type="float" office:value="71" calcext:value-type="float">
            <text:p>71</text:p>
          </table:table-cell>
          <table:table-cell table:number-columns-repeated="5"/>
          <table:table-cell table:formula="of:=IF(12+(2*[.C142])+(INT([.C142]/10)*4)=SUM([.D142:.H142]); &quot;Validé&quot;; &quot;Manque : &quot; &amp; (12+(2*[.C142])+(INT([.C142]/10)*4) - SUM([.D142:.H142])))" office:value-type="string" office:string-value="Manque : 182" calcext:value-type="string">
            <text:p>Manque : 182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Guerrier orc</text:p>
          </table:table-cell>
          <table:table-cell office:value-type="string" calcext:value-type="string">
            <text:p>guerrierOrc</text:p>
          </table:table-cell>
          <table:table-cell office:value-type="float" office:value="71" calcext:value-type="float">
            <text:p>71</text:p>
          </table:table-cell>
          <table:table-cell table:number-columns-repeated="5"/>
          <table:table-cell table:formula="of:=IF(12+(2*[.C143])+(INT([.C143]/10)*4)=SUM([.D143:.H143]); &quot;Validé&quot;; &quot;Manque : &quot; &amp; (12+(2*[.C143])+(INT([.C143]/10)*4) - SUM([.D143:.H143])))" office:value-type="string" office:string-value="Manque : 182" calcext:value-type="string">
            <text:p>Manque : 182</text:p>
          </table:table-cell>
          <table:table-cell table:number-columns-repeated="6"/>
          <table:table-cell table:style-name="ce59" office:value-type="string" calcext:value-type="string">
            <text:p>buffVitality8</text:p>
          </table:table-cell>
          <table:table-cell table:number-columns-repeated="2"/>
          <table:table-cell table:style-name="ce47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oule</text:p>
          </table:table-cell>
          <table:table-cell office:value-type="string" calcext:value-type="string">
            <text:p>goule</text:p>
          </table:table-cell>
          <table:table-cell office:value-type="float" office:value="72" calcext:value-type="float">
            <text:p>72</text:p>
          </table:table-cell>
          <table:table-cell table:number-columns-repeated="5"/>
          <table:table-cell table:formula="of:=IF(12+(2*[.C144])+(INT([.C144]/10)*4)=SUM([.D144:.H144]); &quot;Validé&quot;; &quot;Manque : &quot; &amp; (12+(2*[.C144])+(INT([.C144]/10)*4) - SUM([.D144:.H144])))" office:value-type="string" office:string-value="Manque : 184" calcext:value-type="string">
            <text:p>Manque : 184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debuffVitality8</text:p>
          </table:table-cell>
          <table:table-cell office:value-type="string" calcext:value-type="string">
            <text:p>darkAoe8</text:p>
          </table:table-cell>
          <table:table-cell/>
          <table:table-cell table:style-name="ce47"/>
          <table:table-cell table:number-columns-repeated="16361"/>
        </table:table-row>
        <table:table-row table:style-name="ro1">
          <table:table-cell table:style-name="Default" office:value-type="string" calcext:value-type="string">
            <text:p>Mercenaire</text:p>
          </table:table-cell>
          <table:table-cell office:value-type="string" calcext:value-type="string">
            <text:p>mercenaire</text:p>
          </table:table-cell>
          <table:table-cell office:value-type="float" office:value="72" calcext:value-type="float">
            <text:p>72</text:p>
          </table:table-cell>
          <table:table-cell table:number-columns-repeated="5"/>
          <table:table-cell table:formula="of:=IF(12+(2*[.C145])+(INT([.C145]/10)*4)=SUM([.D145:.H145]); &quot;Validé&quot;; &quot;Manque : &quot; &amp; (12+(2*[.C145])+(INT([.C145]/10)*4) - SUM([.D145:.H145])))" office:value-type="string" office:string-value="Manque : 184" calcext:value-type="string">
            <text:p>Manque : 184</text:p>
          </table:table-cell>
          <table:table-cell table:number-columns-repeated="6"/>
          <table:table-cell table:style-name="ce60" office:value-type="string" calcext:value-type="string">
            <text:p>buffWillpower8</text:p>
          </table:table-cell>
          <table:table-cell table:number-columns-repeated="2"/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Sanglier</text:p>
          </table:table-cell>
          <table:table-cell office:value-type="string" calcext:value-type="string">
            <text:p>sanglier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formula="of:=IF(12+(2*[.C146])+(INT([.C146]/10)*4)=SUM([.D146:.H146]); &quot;Validé&quot;; &quot;Manque : &quot; &amp; (12+(2*[.C146])+(INT([.C146]/10)*4) - SUM([.D146:.H146])))" office:value-type="string" office:string-value="Manque : 186" calcext:value-type="string">
            <text:p>Manque : 186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Élémentaire de glace</text:p>
          </table:table-cell>
          <table:table-cell office:value-type="string" calcext:value-type="string">
            <text:p>elementaireGlace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formula="of:=IF(12+(2*[.C147])+(INT([.C147]/10)*4)=SUM([.D147:.H147]); &quot;Validé&quot;; &quot;Manque : &quot; &amp; (12+(2*[.C147])+(INT([.C147]/10)*4) - SUM([.D147:.H147])))" office:value-type="string" office:string-value="Manque : 186" calcext:value-type="string">
            <text:p>Manque : 1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ceTarget8</text:p>
          </table:table-cell>
          <table:table-cell office:value-type="string" calcext:value-type="string">
            <text:p>iceAoe8</text:p>
          </table:table-cell>
          <table:table-cell/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Revenant</text:p>
          </table:table-cell>
          <table:table-cell office:value-type="string" calcext:value-type="string">
            <text:p>revenant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formula="of:=IF(12+(2*[.C148])+(INT([.C148]/10)*4)=SUM([.D148:.H148]); &quot;Validé&quot;; &quot;Manque : &quot; &amp; (12+(2*[.C148])+(INT([.C148]/10)*4) - SUM([.D148:.H148])))" office:value-type="string" office:string-value="Manque : 188" calcext:value-type="string">
            <text:p>Manque : 18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debuffAgility8</text:p>
          </table:table-cell>
          <table:table-cell table:number-columns-repeated="2"/>
          <table:table-cell table:style-name="ce47" office:value-type="float" office:value="70" calcext:value-type="float">
            <text:p>7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Barbare</text:p>
          </table:table-cell>
          <table:table-cell office:value-type="string" calcext:value-type="string">
            <text:p>barbare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formula="of:=IF(12+(2*[.C149])+(INT([.C149]/10)*4)=SUM([.D149:.H149]); &quot;Validé&quot;; &quot;Manque : &quot; &amp; (12+(2*[.C149])+(INT([.C149]/10)*4) - SUM([.D149:.H149])))" office:value-type="string" office:string-value="Manque : 188" calcext:value-type="string">
            <text:p>Manque : 188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8</text:p>
          </table:table-cell>
          <table:table-cell table:number-columns-repeated="2"/>
          <table:table-cell table:style-name="ce47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oup</text:p>
          </table:table-cell>
          <table:table-cell office:value-type="string" calcext:value-type="string">
            <text:p>loup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table:formula="of:=IF(12+(2*[.C150])+(INT([.C150]/10)*4)=SUM([.D150:.H150]); &quot;Validé&quot;; &quot;Manque : &quot; &amp; (12+(2*[.C150])+(INT([.C150]/10)*4) - SUM([.D150:.H150])))" office:value-type="string" office:string-value="Manque : 190" calcext:value-type="string">
            <text:p>Manque : 190</text:p>
          </table:table-cell>
          <table:table-cell table:number-columns-repeated="9"/>
          <table:table-cell table:style-name="ce47" office:value-type="float" office:value="79" calcext:value-type="float">
            <text:p>7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Hobgobelin</text:p>
          </table:table-cell>
          <table:table-cell office:value-type="string" calcext:value-type="string">
            <text:p>hobgobelin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table:formula="of:=IF(12+(2*[.C151])+(INT([.C151]/10)*4)=SUM([.D151:.H151]); &quot;Validé&quot;; &quot;Manque : &quot; &amp; (12+(2*[.C151])+(INT([.C151]/10)*4) - SUM([.D151:.H151])))" office:value-type="string" office:string-value="Manque : 190" calcext:value-type="string">
            <text:p>Manque : 190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Vampire</text:p>
          </table:table-cell>
          <table:table-cell office:value-type="string" calcext:value-type="string">
            <text:p>vampire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formula="of:=IF(12+(2*[.C152])+(INT([.C152]/10)*4)=SUM([.D152:.H152]); &quot;Validé&quot;; &quot;Manque : &quot; &amp; (12+(2*[.C152])+(INT([.C152]/10)*4) - SUM([.D152:.H152])))" office:value-type="string" office:string-value="Manque : 192" calcext:value-type="string">
            <text:p>Manque : 192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8</text:p>
          </table:table-cell>
          <table:table-cell table:style-name="ce57" office:value-type="string" calcext:value-type="string">
            <text:p>debuffWillpower8</text:p>
          </table:table-cell>
          <table:table-cell/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assassin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formula="of:=IF(12+(2*[.C153])+(INT([.C153]/10)*4)=SUM([.D153:.H153]); &quot;Validé&quot;; &quot;Manque : &quot; &amp; (12+(2*[.C153])+(INT([.C153]/10)*4) - SUM([.D153:.H153])))" office:value-type="string" office:string-value="Manque : 192" calcext:value-type="string">
            <text:p>Manque : 192</text:p>
          </table:table-cell>
          <table:table-cell table:number-columns-repeated="6"/>
          <table:table-cell table:style-name="ce54" office:value-type="string" calcext:value-type="string">
            <text:p>buffAgility8</text:p>
          </table:table-cell>
          <table:table-cell table:number-columns-repeated="2"/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ours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formula="of:=IF(12+(2*[.C154])+(INT([.C154]/10)*4)=SUM([.D154:.H154]); &quot;Validé&quot;; &quot;Manque : &quot; &amp; (12+(2*[.C154])+(INT([.C154]/10)*4) - SUM([.D154:.H154])))" office:value-type="string" office:string-value="Manque : 194" calcext:value-type="string">
            <text:p>Manque : 194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Élémentaire de terre</text:p>
          </table:table-cell>
          <table:table-cell office:value-type="string" calcext:value-type="string">
            <text:p>elementaireTerre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formula="of:=IF(12+(2*[.C155])+(INT([.C155]/10)*4)=SUM([.D155:.H155]); &quot;Validé&quot;; &quot;Manque : &quot; &amp; (12+(2*[.C155])+(INT([.C155]/10)*4) - SUM([.D155:.H155])))" office:value-type="string" office:string-value="Manque : 194" calcext:value-type="string">
            <text:p>Manque : 19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arthTarget8</text:p>
          </table:table-cell>
          <table:table-cell office:value-type="string" calcext:value-type="string">
            <text:p>earthAoe8</text:p>
          </table:table-cell>
          <table:table-cell/>
          <table:table-cell table:style-name="ce47"/>
          <table:table-cell table:number-columns-repeated="16361"/>
        </table:table-row>
        <table:table-row table:style-name="ro1">
          <table:table-cell table:style-name="ce3" office:value-type="string" calcext:value-type="string">
            <text:p>Spectre</text:p>
          </table:table-cell>
          <table:table-cell office:value-type="string" calcext:value-type="string">
            <text:p>spectre</text:p>
          </table:table-cell>
          <table:table-cell office:value-type="float" office:value="78" calcext:value-type="float">
            <text:p>78</text:p>
          </table:table-cell>
          <table:table-cell table:number-columns-repeated="5"/>
          <table:table-cell table:formula="of:=IF(12+(2*[.C156])+(INT([.C156]/10)*4)=SUM([.D156:.H156]); &quot;Validé&quot;; &quot;Manque : &quot; &amp; (12+(2*[.C156])+(INT([.C156]/10)*4) - SUM([.D156:.H156])))" office:value-type="string" office:string-value="Manque : 196" calcext:value-type="string">
            <text:p>Manque : 196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Target8</text:p>
          </table:table-cell>
          <table:table-cell table:style-name="ce58" office:value-type="string" calcext:value-type="string">
            <text:p>debuffStrength8</text:p>
          </table:table-cell>
          <table:table-cell/>
          <table:table-cell table:style-name="ce47"/>
          <table:table-cell table:number-columns-repeated="16361"/>
        </table:table-row>
        <table:table-row table:style-name="ro1">
          <table:table-cell table:style-name="ce3" office:value-type="string" calcext:value-type="string">
            <text:p>Nécromancien</text:p>
          </table:table-cell>
          <table:table-cell office:value-type="string" calcext:value-type="string">
            <text:p>necromancien</text:p>
          </table:table-cell>
          <table:table-cell office:value-type="float" office:value="78" calcext:value-type="float">
            <text:p>78</text:p>
          </table:table-cell>
          <table:table-cell table:number-columns-repeated="5"/>
          <table:table-cell table:formula="of:=IF(12+(2*[.C157])+(INT([.C157]/10)*4)=SUM([.D157:.H157]); &quot;Validé&quot;; &quot;Manque : &quot; &amp; (12+(2*[.C157])+(INT([.C157]/10)*4) - SUM([.D157:.H157])))" office:value-type="string" office:string-value="Manque : 196" calcext:value-type="string">
            <text:p>Manque : 196</text:p>
          </table:table-cell>
          <table:table-cell table:number-columns-repeated="6"/>
          <table:table-cell office:value-type="string" calcext:value-type="string">
            <text:p>darkAoe8</text:p>
          </table:table-cell>
          <table:table-cell table:style-name="ce51" office:value-type="string" calcext:value-type="string">
            <text:p>debuffVitality8</text:p>
          </table:table-cell>
          <table:table-cell/>
          <table:table-cell table:style-name="ce47"/>
          <table:table-cell table:number-columns-repeated="16361"/>
        </table:table-row>
        <table:table-row table:style-name="ro1">
          <table:table-cell table:style-name="ce3" office:value-type="string" calcext:value-type="string">
            <text:p>Basilic</text:p>
          </table:table-cell>
          <table:table-cell office:value-type="string" calcext:value-type="string">
            <text:p>basilic</text:p>
          </table:table-cell>
          <table:table-cell office:value-type="float" office:value="79" calcext:value-type="float">
            <text:p>79</text:p>
          </table:table-cell>
          <table:table-cell table:number-columns-repeated="5"/>
          <table:table-cell table:formula="of:=IF(12+(2*[.C158])+(INT([.C158]/10)*4)=SUM([.D158:.H158]); &quot;Validé&quot;; &quot;Manque : &quot; &amp; (12+(2*[.C158])+(INT([.C158]/10)*4) - SUM([.D158:.H158])))" office:value-type="string" office:string-value="Manque : 198" calcext:value-type="string">
            <text:p>Manque : 198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2" office:value-type="string" calcext:value-type="string">
            <text:p>debuffAgility8</text:p>
          </table:table-cell>
          <table:table-cell table:number-columns-repeated="2"/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troll</text:p>
          </table:table-cell>
          <table:table-cell office:value-type="float" office:value="79" calcext:value-type="float">
            <text:p>79</text:p>
          </table:table-cell>
          <table:table-cell table:number-columns-repeated="5"/>
          <table:table-cell table:formula="of:=IF(12+(2*[.C159])+(INT([.C159]/10)*4)=SUM([.D159:.H159]); &quot;Validé&quot;; &quot;Manque : &quot; &amp; (12+(2*[.C159])+(INT([.C159]/10)*4) - SUM([.D159:.H159])))" office:value-type="string" office:string-value="Manque : 198" calcext:value-type="string">
            <text:p>Manque : 198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47"/>
          <table:table-cell table:number-columns-repeated="16361"/>
        </table:table-row>
        <table:table-row table:style-name="ro1">
          <table:table-cell table:style-name="ce3" office:value-type="string" calcext:value-type="string">
            <text:p>Momie</text:p>
          </table:table-cell>
          <table:table-cell office:value-type="string" calcext:value-type="string">
            <text:p>momie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formula="of:=IF(12+(2*[.C160])+(INT([.C160]/10)*4)=SUM([.D160:.H160]); &quot;Validé&quot;; &quot;Manque : &quot; &amp; (12+(2*[.C160])+(INT([.C160]/10)*4) - SUM([.D160:.H160])))" office:value-type="string" office:string-value="Manque : 204" calcext:value-type="string">
            <text:p>Manque : 20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debuffIntelligence9</text:p>
          </table:table-cell>
          <table:table-cell table:number-columns-repeated="2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Templier noir</text:p>
          </table:table-cell>
          <table:table-cell office:value-type="string" calcext:value-type="string">
            <text:p>templierNoir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formula="of:=IF(12+(2*[.C161])+(INT([.C161]/10)*4)=SUM([.D161:.H161]); &quot;Validé&quot;; &quot;Manque : &quot; &amp; (12+(2*[.C161])+(INT([.C161]/10)*4) - SUM([.D161:.H161])))" office:value-type="string" office:string-value="Manque : 204" calcext:value-type="string">
            <text:p>Manque : 204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9</text:p>
          </table:table-cell>
          <table:table-cell table:style-name="ce59" office:value-type="string" calcext:value-type="string">
            <text:p>buffVitality9</text:p>
          </table:table-cell>
          <table:table-cell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string" calcext:value-type="string">
            <text:p>manticore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formula="of:=IF(12+(2*[.C162])+(INT([.C162]/10)*4)=SUM([.D162:.H162]); &quot;Validé&quot;; &quot;Manque : &quot; &amp; (12+(2*[.C162])+(INT([.C162]/10)*4) - SUM([.D162:.H162])))" office:value-type="string" office:string-value="Manque : 206" calcext:value-type="string">
            <text:p>Manque : 206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3"/>
          <table:table-cell office:value-type="string" calcext:value-type="string">
            <text:p>fireAoe9</text:p>
          </table:table-cell>
          <table:table-cell table:number-columns-repeated="2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Élémentaire de foudre</text:p>
          </table:table-cell>
          <table:table-cell office:value-type="string" calcext:value-type="string">
            <text:p>elementaireFoudre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formula="of:=IF(12+(2*[.C163])+(INT([.C163]/10)*4)=SUM([.D163:.H163]); &quot;Validé&quot;; &quot;Manque : &quot; &amp; (12+(2*[.C163])+(INT([.C163]/10)*4) - SUM([.D163:.H163])))" office:value-type="string" office:string-value="Manque : 206" calcext:value-type="string">
            <text:p>Manque : 2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Target9</text:p>
          </table:table-cell>
          <table:table-cell office:value-type="string" calcext:value-type="string">
            <text:p>lightningAoe9</text:p>
          </table:table-cell>
          <table:table-cell/>
          <table:table-cell table:style-name="ce48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rocodile</text:p>
          </table:table-cell>
          <table:table-cell table:style-name="Default" office:value-type="string" calcext:value-type="string">
            <text:p>crocodile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formula="of:=IF(12+(2*[.C164])+(INT([.C164]/10)*4)=SUM([.D164:.H164]); &quot;Validé&quot;; &quot;Manque : &quot; &amp; (12+(2*[.C164])+(INT([.C164]/10)*4) - SUM([.D164:.H164])))" office:value-type="string" office:string-value="Manque : 208" calcext:value-type="string">
            <text:p>Manque : 208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berserker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formula="of:=IF(12+(2*[.C165])+(INT([.C165]/10)*4)=SUM([.D165:.H165]); &quot;Validé&quot;; &quot;Manque : &quot; &amp; (12+(2*[.C165])+(INT([.C165]/10)*4) - SUM([.D165:.H165])))" office:value-type="string" office:string-value="Manque : 208" calcext:value-type="string">
            <text:p>Manque : 208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9</text:p>
          </table:table-cell>
          <table:table-cell table:number-columns-repeated="2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Chimère</text:p>
          </table:table-cell>
          <table:table-cell office:value-type="string" calcext:value-type="string">
            <text:p>chimere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formula="of:=IF(12+(2*[.C166])+(INT([.C166]/10)*4)=SUM([.D166:.H166]); &quot;Validé&quot;; &quot;Manque : &quot; &amp; (12+(2*[.C166])+(INT([.C166]/10)*4) - SUM([.D166:.H166])))" office:value-type="string" office:string-value="Manque : 210" calcext:value-type="string">
            <text:p>Manque : 21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9</text:p>
          </table:table-cell>
          <table:table-cell table:style-name="ce60" office:value-type="string" calcext:value-type="string">
            <text:p>buffWillpower9</text:p>
          </table:table-cell>
          <table:table-cell/>
          <table:table-cell table:style-name="ce48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éant</text:p>
          </table:table-cell>
          <table:table-cell office:value-type="string" calcext:value-type="string">
            <text:p>geant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formula="of:=IF(12+(2*[.C167])+(INT([.C167]/10)*4)=SUM([.D167:.H167]); &quot;Validé&quot;; &quot;Manque : &quot; &amp; (12+(2*[.C167])+(INT([.C167]/10)*4) - SUM([.D167:.H167])))" office:value-type="string" office:string-value="Manque : 210" calcext:value-type="string">
            <text:p>Manque : 2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Dragonnet rouge</text:p>
          </table:table-cell>
          <table:table-cell office:value-type="string" calcext:value-type="string">
            <text:p>dragonnetRouge</text:p>
          </table:table-cell>
          <table:table-cell office:value-type="float" office:value="84" calcext:value-type="float">
            <text:p>84</text:p>
          </table:table-cell>
          <table:table-cell table:number-columns-repeated="5"/>
          <table:table-cell table:formula="of:=IF(12+(2*[.C168])+(INT([.C168]/10)*4)=SUM([.D168:.H168]); &quot;Validé&quot;; &quot;Manque : &quot; &amp; (12+(2*[.C168])+(INT([.C168]/10)*4) - SUM([.D168:.H168])))" office:value-type="string" office:string-value="Manque : 212" calcext:value-type="string">
            <text:p>Manque : 212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Aoe9</text:p>
          </table:table-cell>
          <table:table-cell table:number-columns-repeated="2"/>
          <table:table-cell table:style-name="ce48" office:value-type="float" office:value="80" calcext:value-type="float">
            <text:p>80</text:p>
          </table:table-cell>
          <table:table-cell table:number-columns-repeated="16361"/>
        </table:table-row>
        <table:table-row table:style-name="ro1">
          <table:table-cell table:style-name="Default" office:value-type="string" calcext:value-type="string">
            <text:p>Apôtre maudit</text:p>
          </table:table-cell>
          <table:table-cell office:value-type="string" calcext:value-type="string">
            <text:p>apotreMaudit</text:p>
          </table:table-cell>
          <table:table-cell office:value-type="float" office:value="84" calcext:value-type="float">
            <text:p>84</text:p>
          </table:table-cell>
          <table:table-cell table:number-columns-repeated="5"/>
          <table:table-cell table:formula="of:=IF(12+(2*[.C169])+(INT([.C169]/10)*4)=SUM([.D169:.H169]); &quot;Validé&quot;; &quot;Manque : &quot; &amp; (12+(2*[.C169])+(INT([.C169]/10)*4) - SUM([.D169:.H169])))" office:value-type="string" office:string-value="Manque : 212" calcext:value-type="string">
            <text:p>Manque : 21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9</text:p>
          </table:table-cell>
          <table:table-cell office:value-type="string" calcext:value-type="string">
            <text:p>healTarget9</text:p>
          </table:table-cell>
          <table:table-cell/>
          <table:table-cell table:style-name="ce48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Griffon</text:p>
          </table:table-cell>
          <table:table-cell office:value-type="string" calcext:value-type="string">
            <text:p>griffon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formula="of:=IF(12+(2*[.C170])+(INT([.C170]/10)*4)=SUM([.D170:.H170]); &quot;Validé&quot;; &quot;Manque : &quot; &amp; (12+(2*[.C170])+(INT([.C170]/10)*4) - SUM([.D170:.H170])))" office:value-type="string" office:string-value="Manque : 214" calcext:value-type="string">
            <text:p>Manque : 214</text:p>
          </table:table-cell>
          <table:table-cell office:value-type="string" calcext:value-type="string">
            <text:p>0.5</text:p>
          </table:table-cell>
          <table:table-cell table:number-columns-repeated="5"/>
          <table:table-cell table:style-name="ce56" office:value-type="string" calcext:value-type="string">
            <text:p>buffIntelligence9</text:p>
          </table:table-cell>
          <table:table-cell table:number-columns-repeated="2"/>
          <table:table-cell table:style-name="ce48" office:value-type="float" office:value="89" calcext:value-type="float">
            <text:p>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Élémentaire de ténèbres</text:p>
          </table:table-cell>
          <table:table-cell office:value-type="string" calcext:value-type="string">
            <text:p>elementaireTenebres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table:formula="of:=IF(12+(2*[.C171])+(INT([.C171]/10)*4)=SUM([.D171:.H171]); &quot;Validé&quot;; &quot;Manque : &quot; &amp; (12+(2*[.C171])+(INT([.C171]/10)*4) - SUM([.D171:.H171])))" office:value-type="string" office:string-value="Manque : 214" calcext:value-type="string">
            <text:p>Manque : 21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Target9</text:p>
          </table:table-cell>
          <table:table-cell office:value-type="string" calcext:value-type="string">
            <text:p>darkAoe9</text:p>
          </table:table-cell>
          <table:table-cell/>
          <table:table-cell table:style-name="ce48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entaure</text:p>
          </table:table-cell>
          <table:table-cell table:style-name="Default" office:value-type="string" calcext:value-type="string">
            <text:p>centaure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table:formula="of:=IF(12+(2*[.C172])+(INT([.C172]/10)*4)=SUM([.D172:.H172]); &quot;Validé&quot;; &quot;Manque : &quot; &amp; (12+(2*[.C172])+(INT([.C172]/10)*4) - SUM([.D172:.H172])))" office:value-type="string" office:string-value="Manque : 216" calcext:value-type="string">
            <text:p>Manque : 2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52" office:value-type="string" calcext:value-type="string">
            <text:p>debuffAgility9</text:p>
          </table:table-cell>
          <table:table-cell table:number-columns-repeated="2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Avatar martial</text:p>
          </table:table-cell>
          <table:table-cell office:value-type="string" calcext:value-type="string">
            <text:p>avatarMartial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table:formula="of:=IF(12+(2*[.C173])+(INT([.C173]/10)*4)=SUM([.D173:.H173]); &quot;Validé&quot;; &quot;Manque : &quot; &amp; (12+(2*[.C173])+(INT([.C173]/10)*4) - SUM([.D173:.H173])))" office:value-type="string" office:string-value="Manque : 216" calcext:value-type="string">
            <text:p>Manque : 216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4" office:value-type="string" calcext:value-type="string">
            <text:p>buffAgility9</text:p>
          </table:table-cell>
          <table:table-cell table:number-columns-repeated="2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Wyverne</text:p>
          </table:table-cell>
          <table:table-cell office:value-type="string" calcext:value-type="string">
            <text:p>wyverne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formula="of:=IF(12+(2*[.C174])+(INT([.C174]/10)*4)=SUM([.D174:.H174]); &quot;Validé&quot;; &quot;Manque : &quot; &amp; (12+(2*[.C174])+(INT([.C174]/10)*4) - SUM([.D174:.H174])))" office:value-type="string" office:string-value="Manque : 218" calcext:value-type="string">
            <text:p>Manque : 218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6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Chaman gobelin</text:p>
          </table:table-cell>
          <table:table-cell office:value-type="string" calcext:value-type="string">
            <text:p>chamanGobelin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formula="of:=IF(12+(2*[.C175])+(INT([.C175]/10)*4)=SUM([.D175:.H175]); &quot;Validé&quot;; &quot;Manque : &quot; &amp; (12+(2*[.C175])+(INT([.C175]/10)*4) - SUM([.D175:.H175])))" office:value-type="string" office:string-value="Manque : 218" calcext:value-type="string">
            <text:p>Manque : 218</text:p>
          </table:table-cell>
          <table:table-cell table:number-columns-repeated="6"/>
          <table:table-cell table:style-name="ce56" office:value-type="string" calcext:value-type="string">
            <text:p>buffIntelligence9</text:p>
          </table:table-cell>
          <table:table-cell office:value-type="string" calcext:value-type="string">
            <text:p>healTarget9</text:p>
          </table:table-cell>
          <table:table-cell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Dragonnet blanc</text:p>
          </table:table-cell>
          <table:table-cell office:value-type="string" calcext:value-type="string">
            <text:p>dragonnetBlanc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formula="of:=IF(12+(2*[.C176])+(INT([.C176]/10)*4)=SUM([.D176:.H176]); &quot;Validé&quot;; &quot;Manque : &quot; &amp; (12+(2*[.C176])+(INT([.C176]/10)*4) - SUM([.D176:.H176])))" office:value-type="string" office:string-value="Manque : 220" calcext:value-type="string">
            <text:p>Manque : 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iceAoe9</text:p>
          </table:table-cell>
          <table:table-cell table:number-columns-repeated="2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Titan délabré</text:p>
          </table:table-cell>
          <table:table-cell office:value-type="string" calcext:value-type="string">
            <text:p>titanDelabre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formula="of:=IF(12+(2*[.C177])+(INT([.C177]/10)*4)=SUM([.D177:.H177]); &quot;Validé&quot;; &quot;Manque : &quot; &amp; (12+(2*[.C177])+(INT([.C177]/10)*4) - SUM([.D177:.H177])))" office:value-type="string" office:string-value="Manque : 220" calcext:value-type="string">
            <text:p>Manque : 220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0.5</text:p>
          </table:table-cell>
          <table:table-cell table:number-columns-repeated="2"/>
          <table:table-cell table:style-name="ce53" office:value-type="string" calcext:value-type="string">
            <text:p>buffStrength9</text:p>
          </table:table-cell>
          <table:table-cell table:number-columns-repeated="2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Sphinx</text:p>
          </table:table-cell>
          <table:table-cell office:value-type="string" calcext:value-type="string">
            <text:p>sphinx</text:p>
          </table:table-cell>
          <table:table-cell office:value-type="float" office:value="89" calcext:value-type="float">
            <text:p>89</text:p>
          </table:table-cell>
          <table:table-cell table:number-columns-repeated="5"/>
          <table:table-cell table:formula="of:=IF(12+(2*[.C178])+(INT([.C178]/10)*4)=SUM([.D178:.H178]); &quot;Validé&quot;; &quot;Manque : &quot; &amp; (12+(2*[.C178])+(INT([.C178]/10)*4) - SUM([.D178:.H178])))" office:value-type="string" office:string-value="Manque : 222" calcext:value-type="string">
            <text:p>Manque : 222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string" calcext:value-type="string">
            <text:p>fireAoe9</text:p>
          </table:table-cell>
          <table:table-cell office:value-type="string" calcext:value-type="string">
            <text:p>healAoe9</text:p>
          </table:table-cell>
          <table:table-cell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Élémentaire de lumière</text:p>
          </table:table-cell>
          <table:table-cell office:value-type="string" calcext:value-type="string">
            <text:p>elementaireLumiere</text:p>
          </table:table-cell>
          <table:table-cell office:value-type="float" office:value="89" calcext:value-type="float">
            <text:p>89</text:p>
          </table:table-cell>
          <table:table-cell table:number-columns-repeated="5"/>
          <table:table-cell table:formula="of:=IF(12+(2*[.C179])+(INT([.C179]/10)*4)=SUM([.D179:.H179]); &quot;Validé&quot;; &quot;Manque : &quot; &amp; (12+(2*[.C179])+(INT([.C179]/10)*4) - SUM([.D179:.H179])))" office:value-type="string" office:string-value="Manque : 222" calcext:value-type="string">
            <text:p>Manque : 22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yTarget3</text:p>
          </table:table-cell>
          <table:table-cell office:value-type="string" calcext:value-type="string">
            <text:p>holyAoe9</text:p>
          </table:table-cell>
          <table:table-cell/>
          <table:table-cell table:style-name="ce48"/>
          <table:table-cell table:number-columns-repeated="16361"/>
        </table:table-row>
        <table:table-row table:style-name="ro1">
          <table:table-cell table:style-name="Default" office:value-type="string" calcext:value-type="string">
            <text:p>Diablotin</text:p>
          </table:table-cell>
          <table:table-cell table:style-name="Default" office:value-type="string" calcext:value-type="string">
            <text:p>diablotin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formula="of:=IF(12+(2*[.C180])+(INT([.C180]/10)*4)=SUM([.D180:.H180]); &quot;Validé&quot;; &quot;Manque : &quot; &amp; (12+(2*[.C180])+(INT([.C180]/10)*4) - SUM([.D180:.H180])))" office:value-type="string" office:string-value="Manque : 228" calcext:value-type="string">
            <text:p>Manque : 228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table:style-name="ce55" office:value-type="string" calcext:value-type="string">
            <text:p>debuffIntelligence10</text:p>
          </table:table-cell>
          <table:table-cell office:value-type="string" calcext:value-type="string">
            <text:p>darkTarget10</text:p>
          </table:table-cell>
          <table:table-cell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Golem de pierre</text:p>
          </table:table-cell>
          <table:table-cell office:value-type="string" calcext:value-type="string">
            <text:p>golemPierre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formula="of:=IF(12+(2*[.C181])+(INT([.C181]/10)*4)=SUM([.D181:.H181]); &quot;Validé&quot;; &quot;Manque : &quot; &amp; (12+(2*[.C181])+(INT([.C181]/10)*4) - SUM([.D181:.H181])))" office:value-type="string" office:string-value="Manque : 228" calcext:value-type="string">
            <text:p>Manque : 22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5"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Naga</text:p>
          </table:table-cell>
          <table:table-cell office:value-type="string" calcext:value-type="string">
            <text:p>naga</text:p>
          </table:table-cell>
          <table:table-cell office:value-type="float" office:value="91" calcext:value-type="float">
            <text:p>91</text:p>
          </table:table-cell>
          <table:table-cell table:number-columns-repeated="5"/>
          <table:table-cell table:formula="of:=IF(12+(2*[.C182])+(INT([.C182]/10)*4)=SUM([.D182:.H182]); &quot;Validé&quot;; &quot;Manque : &quot; &amp; (12+(2*[.C182])+(INT([.C182]/10)*4) - SUM([.D182:.H182])))" office:value-type="string" office:string-value="Manque : 230" calcext:value-type="string">
            <text:p>Manque : 2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57" office:value-type="string" calcext:value-type="string">
            <text:p>debuffWillpower10</text:p>
          </table:table-cell>
          <table:table-cell table:style-name="ce59" office:value-type="string" calcext:value-type="string">
            <text:p>buffVitality10</text:p>
          </table:table-cell>
          <table:table-cell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Chaman orc</text:p>
          </table:table-cell>
          <table:table-cell office:value-type="string" calcext:value-type="string">
            <text:p>chamanOrc</text:p>
          </table:table-cell>
          <table:table-cell office:value-type="float" office:value="91" calcext:value-type="float">
            <text:p>91</text:p>
          </table:table-cell>
          <table:table-cell table:number-columns-repeated="5"/>
          <table:table-cell table:formula="of:=IF(12+(2*[.C183])+(INT([.C183]/10)*4)=SUM([.D183:.H183]); &quot;Validé&quot;; &quot;Manque : &quot; &amp; (12+(2*[.C183])+(INT([.C183]/10)*4) - SUM([.D183:.H183])))" office:value-type="string" office:string-value="Manque : 230" calcext:value-type="string">
            <text:p>Manque : 230</text:p>
          </table:table-cell>
          <table:table-cell table:number-columns-repeated="6"/>
          <table:table-cell office:value-type="string" calcext:value-type="string">
            <text:p>fireTarget10</text:p>
          </table:table-cell>
          <table:table-cell office:value-type="string" calcext:value-type="string">
            <text:p>healTarget10</text:p>
          </table:table-cell>
          <table:table-cell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Dragonnet vert</text:p>
          </table:table-cell>
          <table:table-cell office:value-type="string" calcext:value-type="string">
            <text:p>dragonnetVert</text:p>
          </table:table-cell>
          <table:table-cell office:value-type="float" office:value="92" calcext:value-type="float">
            <text:p>92</text:p>
          </table:table-cell>
          <table:table-cell table:number-columns-repeated="5"/>
          <table:table-cell table:formula="of:=IF(12+(2*[.C184])+(INT([.C184]/10)*4)=SUM([.D184:.H184]); &quot;Validé&quot;; &quot;Manque : &quot; &amp; (12+(2*[.C184])+(INT([.C184]/10)*4) - SUM([.D184:.H184])))" office:value-type="string" office:string-value="Manque : 232" calcext:value-type="string">
            <text:p>Manque : 23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earthAoe10</text:p>
          </table:table-cell>
          <table:table-cell table:number-columns-repeated="2"/>
          <table:table-cell table:style-name="ce49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ultiste</text:p>
          </table:table-cell>
          <table:table-cell table:style-name="Default" office:value-type="string" calcext:value-type="string">
            <text:p>cultiste</text:p>
          </table:table-cell>
          <table:table-cell office:value-type="float" office:value="92" calcext:value-type="float">
            <text:p>92</text:p>
          </table:table-cell>
          <table:table-cell table:number-columns-repeated="5"/>
          <table:table-cell table:formula="of:=IF(12+(2*[.C185])+(INT([.C185]/10)*4)=SUM([.D185:.H185]); &quot;Validé&quot;; &quot;Manque : &quot; &amp; (12+(2*[.C185])+(INT([.C185]/10)*4) - SUM([.D185:.H185])))" office:value-type="string" office:string-value="Manque : 232" calcext:value-type="string">
            <text:p>Manque : 232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1" office:value-type="string" calcext:value-type="string">
            <text:p>debuffVitality10</text:p>
          </table:table-cell>
          <table:table-cell table:style-name="ce60" office:value-type="string" calcext:value-type="string">
            <text:p>buffWillpower10</text:p>
          </table:table-cell>
          <table:table-cell/>
          <table:table-cell table:style-name="ce49"/>
          <table:table-cell table:number-columns-repeated="16361"/>
        </table:table-row>
        <table:table-row table:style-name="ro1">
          <table:table-cell table:style-name="Default" office:value-type="string" calcext:value-type="string">
            <text:p>Hippogriffe</text:p>
          </table:table-cell>
          <table:table-cell table:style-name="Default" office:value-type="string" calcext:value-type="string">
            <text:p>hippogriffe</text:p>
          </table:table-cell>
          <table:table-cell office:value-type="float" office:value="93" calcext:value-type="float">
            <text:p>93</text:p>
          </table:table-cell>
          <table:table-cell table:number-columns-repeated="5"/>
          <table:table-cell table:formula="of:=IF(12+(2*[.C186])+(INT([.C186]/10)*4)=SUM([.D186:.H186]); &quot;Validé&quot;; &quot;Manque : &quot; &amp; (12+(2*[.C186])+(INT([.C186]/10)*4) - SUM([.D186:.H186])))" office:value-type="string" office:string-value="Manque : 234" calcext:value-type="string">
            <text:p>Manque : 234</text:p>
          </table:table-cell>
          <table:table-cell office:value-type="string" calcext:value-type="string">
            <text:p>0.5</text:p>
          </table:table-cell>
          <table:table-cell table:number-columns-repeated="8"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Élémentaire d’énergie</text:p>
          </table:table-cell>
          <table:table-cell office:value-type="string" calcext:value-type="string">
            <text:p>elementaireEnergie</text:p>
          </table:table-cell>
          <table:table-cell office:value-type="float" office:value="93" calcext:value-type="float">
            <text:p>93</text:p>
          </table:table-cell>
          <table:table-cell table:number-columns-repeated="5"/>
          <table:table-cell table:formula="of:=IF(12+(2*[.C187])+(INT([.C187]/10)*4)=SUM([.D187:.H187]); &quot;Validé&quot;; &quot;Manque : &quot; &amp; (12+(2*[.C187])+(INT([.C187]/10)*4) - SUM([.D187:.H187])))" office:value-type="string" office:string-value="Manque : 234" calcext:value-type="string">
            <text:p>Manque : 234</text:p>
          </table:table-cell>
          <table:table-cell table:number-columns-repeated="6"/>
          <table:table-cell office:value-type="string" calcext:value-type="string">
            <text:p>windTarget10</text:p>
          </table:table-cell>
          <table:table-cell office:value-type="string" calcext:value-type="string">
            <text:p>windAoe10</text:p>
          </table:table-cell>
          <table:table-cell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Démon mineur</text:p>
          </table:table-cell>
          <table:table-cell office:value-type="string" calcext:value-type="string">
            <text:p>demonMineur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formula="of:=IF(12+(2*[.C188])+(INT([.C188]/10)*4)=SUM([.D188:.H188]); &quot;Validé&quot;; &quot;Manque : &quot; &amp; (12+(2*[.C188])+(INT([.C188]/10)*4) - SUM([.D188:.H188])))" office:value-type="string" office:string-value="Manque : 236" calcext:value-type="string">
            <text:p>Manque : 236</text:p>
          </table:table-cell>
          <table:table-cell table:number-columns-repeated="4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Aoe10</text:p>
          </table:table-cell>
          <table:table-cell table:number-columns-repeated="2"/>
          <table:table-cell table:style-name="ce49" office:value-type="float" office:value="90" calcext:value-type="float">
            <text:p>90</text:p>
          </table:table-cell>
          <table:table-cell table:number-columns-repeated="16361"/>
        </table:table-row>
        <table:table-row table:style-name="ro1">
          <table:table-cell table:style-name="Default" office:value-type="string" calcext:value-type="string">
            <text:p>Golem de fer</text:p>
          </table:table-cell>
          <table:table-cell table:style-name="Default" office:value-type="string" calcext:value-type="string">
            <text:p>golemFer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formula="of:=IF(12+(2*[.C189])+(INT([.C189]/10)*4)=SUM([.D189:.H189]); &quot;Validé&quot;; &quot;Manque : &quot; &amp; (12+(2*[.C189])+(INT([.C189]/10)*4) - SUM([.D189:.H189])))" office:value-type="string" office:string-value="Manque : 236" calcext:value-type="string">
            <text:p>Manque : 2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49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iche</text:p>
          </table:table-cell>
          <table:table-cell office:value-type="string" calcext:value-type="string">
            <text:p>liche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formula="of:=IF(12+(2*[.C190])+(INT([.C190]/10)*4)=SUM([.D190:.H190]); &quot;Validé&quot;; &quot;Manque : &quot; &amp; (12+(2*[.C190])+(INT([.C190]/10)*4) - SUM([.D190:.H190])))" office:value-type="string" office:string-value="Manque : 238" calcext:value-type="string">
            <text:p>Manque : 238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Aoe10</text:p>
          </table:table-cell>
          <table:table-cell table:style-name="ce58" office:value-type="string" calcext:value-type="string">
            <text:p>debuffStrength10</text:p>
          </table:table-cell>
          <table:table-cell/>
          <table:table-cell table:style-name="ce49" office:value-type="float" office:value="99" calcext:value-type="float">
            <text:p>99</text:p>
          </table:table-cell>
          <table:table-cell table:number-columns-repeated="16361"/>
        </table:table-row>
        <table:table-row table:style-name="ro1">
          <table:table-cell table:style-name="Default" office:value-type="string" calcext:value-type="string">
            <text:p>Ogre</text:p>
          </table:table-cell>
          <table:table-cell table:style-name="Default" office:value-type="string" calcext:value-type="string">
            <text:p>ogre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table:formula="of:=IF(12+(2*[.C191])+(INT([.C191]/10)*4)=SUM([.D191:.H191]); &quot;Validé&quot;; &quot;Manque : &quot; &amp; (12+(2*[.C191])+(INT([.C191]/10)*4) - SUM([.D191:.H191])))" office:value-type="string" office:string-value="Manque : 238" calcext:value-type="string">
            <text:p>Manque : 2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Dragonnet bleu</text:p>
          </table:table-cell>
          <table:table-cell office:value-type="string" calcext:value-type="string">
            <text:p>dragonnetBleu</text:p>
          </table:table-cell>
          <table:table-cell office:value-type="float" office:value="96" calcext:value-type="float">
            <text:p>96</text:p>
          </table:table-cell>
          <table:table-cell table:number-columns-repeated="5"/>
          <table:table-cell table:formula="of:=IF(12+(2*[.C192])+(INT([.C192]/10)*4)=SUM([.D192:.H192]); &quot;Validé&quot;; &quot;Manque : &quot; &amp; (12+(2*[.C192])+(INT([.C192]/10)*4) - SUM([.D192:.H192])))" office:value-type="string" office:string-value="Manque : 240" calcext:value-type="string">
            <text:p>Manque : 240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Aoe10</text:p>
          </table:table-cell>
          <table:table-cell table:number-columns-repeated="2"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Zélote</text:p>
          </table:table-cell>
          <table:table-cell office:value-type="string" calcext:value-type="string">
            <text:p>zelote</text:p>
          </table:table-cell>
          <table:table-cell office:value-type="float" office:value="96" calcext:value-type="float">
            <text:p>96</text:p>
          </table:table-cell>
          <table:table-cell table:number-columns-repeated="5"/>
          <table:table-cell table:formula="of:=IF(12+(2*[.C193])+(INT([.C193]/10)*4)=SUM([.D193:.H193]); &quot;Validé&quot;; &quot;Manque : &quot; &amp; (12+(2*[.C193])+(INT([.C193]/10)*4) - SUM([.D193:.H193])))" office:value-type="string" office:string-value="Manque : 240" calcext:value-type="string">
            <text:p>Manque : 240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10</text:p>
          </table:table-cell>
          <table:table-cell table:style-name="ce54" office:value-type="string" calcext:value-type="string">
            <text:p>buffAgility10</text:p>
          </table:table-cell>
          <table:table-cell/>
          <table:table-cell table:style-name="ce49"/>
          <table:table-cell table:number-columns-repeated="16361"/>
        </table:table-row>
        <table:table-row table:style-name="ro1">
          <table:table-cell table:style-name="Default" office:value-type="string" calcext:value-type="string">
            <text:p>Béhémoth</text:p>
          </table:table-cell>
          <table:table-cell table:style-name="Default" office:value-type="string" calcext:value-type="string">
            <text:p>behemoth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formula="of:=IF(12+(2*[.C194])+(INT([.C194]/10)*4)=SUM([.D194:.H194]); &quot;Validé&quot;; &quot;Manque : &quot; &amp; (12+(2*[.C194])+(INT([.C194]/10)*4) - SUM([.D194:.H194])))" office:value-type="string" office:string-value="Manque : 242" calcext:value-type="string">
            <text:p>Manque : 24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5</text:p>
          </table:table-cell>
          <table:table-cell table:number-columns-repeated="6"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Élémentaire d’eau</text:p>
          </table:table-cell>
          <table:table-cell table:style-name="Default" office:value-type="string" calcext:value-type="string">
            <text:p>elementaireEau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formula="of:=IF(12+(2*[.C195])+(INT([.C195]/10)*4)=SUM([.D195:.H195]); &quot;Validé&quot;; &quot;Manque : &quot; &amp; (12+(2*[.C195])+(INT([.C195]/10)*4) - SUM([.D195:.H195])))" office:value-type="string" office:string-value="Manque : 242" calcext:value-type="string">
            <text:p>Manque : 242</text:p>
          </table:table-cell>
          <table:table-cell office:value-type="string" calcext:value-type="string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ealTarget10</text:p>
          </table:table-cell>
          <table:table-cell office:value-type="string" calcext:value-type="string">
            <text:p>healAoe10</text:p>
          </table:table-cell>
          <table:table-cell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Ange déchu</text:p>
          </table:table-cell>
          <table:table-cell office:value-type="string" calcext:value-type="string">
            <text:p>angeDechu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formula="of:=IF(12+(2*[.C196])+(INT([.C196]/10)*4)=SUM([.D196:.H196]); &quot;Validé&quot;; &quot;Manque : &quot; &amp; (12+(2*[.C196])+(INT([.C196]/10)*4) - SUM([.D196:.H196])))" office:value-type="string" office:string-value="Manque : 244" calcext:value-type="string">
            <text:p>Manque : 24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10</text:p>
          </table:table-cell>
          <table:table-cell table:style-name="ce57" office:value-type="string" calcext:value-type="string">
            <text:p>debuffWillpower10</text:p>
          </table:table-cell>
          <table:table-cell/>
          <table:table-cell table:style-name="ce49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olem de chair</text:p>
          </table:table-cell>
          <table:table-cell table:style-name="Default" office:value-type="string" calcext:value-type="string">
            <text:p>golemChair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formula="of:=IF(12+(2*[.C197])+(INT([.C197]/10)*4)=SUM([.D197:.H197]); &quot;Validé&quot;; &quot;Manque : &quot; &amp; (12+(2*[.C197])+(INT([.C197]/10)*4) - SUM([.D197:.H197])))" office:value-type="string" office:string-value="Manque : 244" calcext:value-type="string">
            <text:p>Manque : 24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51" office:value-type="string" calcext:value-type="string">
            <text:p>debuffVitality10</text:p>
          </table:table-cell>
          <table:table-cell table:number-columns-repeated="2"/>
          <table:table-cell table:style-name="ce49"/>
          <table:table-cell table:number-columns-repeated="16361"/>
        </table:table-row>
        <table:table-row table:style-name="ro1">
          <table:table-cell table:style-name="Default" office:value-type="string" calcext:value-type="string">
            <text:p>Satyr</text:p>
          </table:table-cell>
          <table:table-cell table:style-name="Default" office:value-type="string" calcext:value-type="string">
            <text:p>satyr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table:formula="of:=IF(12+(2*[.C198])+(INT([.C198]/10)*4)=SUM([.D198:.H198]); &quot;Validé&quot;; &quot;Manque : &quot; &amp; (12+(2*[.C198])+(INT([.C198]/10)*4) - SUM([.D198:.H198])))" office:value-type="string" office:string-value="Manque : 246" calcext:value-type="string">
            <text:p>Manque : 246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6" office:value-type="string" calcext:value-type="string">
            <text:p>buffIntelligence10</text:p>
          </table:table-cell>
          <table:table-cell table:style-name="ce55" office:value-type="string" calcext:value-type="string">
            <text:p>debuffIntelligence10</text:p>
          </table:table-cell>
          <table:table-cell/>
          <table:table-cell table:style-name="ce49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olosse</text:p>
          </table:table-cell>
          <table:table-cell table:style-name="Default" office:value-type="string" calcext:value-type="string">
            <text:p>colosse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table:formula="of:=IF(12+(2*[.C199])+(INT([.C199]/10)*4)=SUM([.D199:.H199]); &quot;Validé&quot;; &quot;Manque : &quot; &amp; (12+(2*[.C199])+(INT([.C199]/10)*4) - SUM([.D199:.H199])))" office:value-type="string" office:string-value="Manque : 246" calcext:value-type="string">
            <text:p>Manque : 24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table:style-name="ce49"/>
          <table:table-cell table:number-columns-repeated="16361"/>
        </table:table-row>
        <table:table-row table:style-name="ro1" table:number-rows-repeated="1048376">
          <table:table-cell table:number-columns-repeated="16380"/>
        </table:table-row>
        <table:table-row table:style-name="ro1"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0:31:04.21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18:44:00.334000000</meta:creation-date>
    <dc:date>2025-03-18T11:29:05.250000000</dc:date>
    <meta:editing-duration>PT14H7M33S</meta:editing-duration>
    <meta:editing-cycles>19</meta:editing-cycles>
    <meta:generator>LibreOffice/24.8.5.2$Windows_X86_64 LibreOffice_project/fddf2685c70b461e7832239a0162a77216259f22</meta:generator>
    <meta:document-statistic meta:table-count="1" meta:cell-count="1655" meta:object-count="0"/>
  </office:meta>
</office:document-meta>
</file>